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FFFFFF"/>
    </style:style>
    <style:style style:name="ce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color="#BFBFBF"/>
    </style:style>
    <style:style style:name="ce5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808080" style:vertical-align="middle" fo:background-color="#808080" style:repeat-content="false"/>
      <style:paragraph-properties fo:text-align="center"/>
      <style:text-properties fo:color="#FFFFFF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808080" style:vertical-align="middle" fo:background-color="#808080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808080" style:vertical-align="middle" fo:background-color="#808080"/>
      <style:text-properties fo:color="#FFFFFF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fo:color="#BFBFBF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fo:color="#BFBFBF"/>
    </style:style>
    <style:style style:name="ce11" style:family="table-cell" style:parent-style-name="Default" style:data-style-name="N0">
      <style:table-cell-properties fo:border-top="thin solid #808080" fo:border-bottom="thin solid #808080" fo:border-left="thin solid #808080" fo:border-right="thin solid #BFBFBF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808080" fo:border-bottom="thin solid #808080" fo:border-left="thin solid #BFBFBF" fo:border-right="thin solid #BFBFBF" style:vertical-align="middle" fo:background-color="#FFFFFF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808080" fo:border-bottom="thin solid #808080" fo:border-left="thin solid #BFBFBF" fo:border-right="thin solid #BFBFBF" style:vertical-align="middle" fo:wrap-option="wrap" fo:background-color="#FFFFFF"/>
    </style:style>
    <style:style style:name="ce14" style:family="table-cell" style:parent-style-name="Default" style:data-style-name="N0">
      <style:table-cell-properties fo:border-top="thin solid #808080" fo:border-bottom="thin solid #808080" fo:border-left="thin solid #BFBFBF" fo:border-right="thin solid #BFBFBF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thin solid #808080" fo:border-bottom="2pt solid #000000" fo:border-left="thin solid #808080" fo:border-right="thin solid #BFBFBF" style:vertical-align="middle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thin solid #808080" fo:border-bottom="2pt solid #000000" fo:border-left="thin solid #BFBFBF" fo:border-right="thin solid #BFBFBF" style:vertical-align="middle" fo:background-color="#FFFFFF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808080" fo:border-bottom="2pt solid #000000" fo:border-left="thin solid #BFBFBF" fo:border-right="thin solid #BFBFBF" style:vertical-align="middle" fo:wrap-option="wrap" fo:background-color="#FFFFFF"/>
    </style:style>
    <style:style style:name="ce18" style:family="table-cell" style:parent-style-name="Default" style:data-style-name="N0">
      <style:table-cell-properties fo:border-top="thin solid #808080" fo:border-bottom="2pt solid #000000" fo:border-left="thin solid #BFBFBF" fo:border-right="thin solid #BFBFBF" style:vertical-align="middle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background-color="#F2F2F2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background-color="#F2F2F2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vertical-align="middle" fo:wrap-option="wrap" fo:background-color="#F2F2F2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BFBFBF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BFBFBF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BFBFBF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BFBFBF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4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0.873125cm" style:use-optimal-column-width="true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1.21708333333333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7.24958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1.74625cm" style:use-optimal-column-width="true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42.75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5" style:family="table-cell" style:parent-style-name="Default" style:data-style-name="N0">
      <style:table-cell-properties fo:border-top="thin solid #808080" fo:border-bottom="thin solid #808080" fo:border-left="thin solid #BFBFBF" fo:border-right="thin solid #BFBFBF" style:vertical-align="middle" fo:background-color="#FFFFFF" style:repeat-content="false"/>
      <style:paragraph-properties fo:text-align="start" fo:margin-left="0cm"/>
      <style:map style:condition="is-true-formula(msoxl:IF($G4=&quot;done&quot;,TRUE,FALSE))" style:apply-style-name="cf1" style:base-cell-address="Listing.A4"/>
      <style:map style:condition="is-true-formula(msoxl:IF($C4=&quot;Blocking&quot;,TRUE,FALSE))" style:apply-style-name="cf2" style:base-cell-address="Listing.C4"/>
      <style:map style:condition="is-true-formula(msoxl:IF($C4=&quot;Major&quot;, TRUE,FALSE))" style:apply-style-name="cf3" style:base-cell-address="Listing.C4"/>
    </style:style>
    <style:style style:name="ce36" style:family="table-cell" style:parent-style-name="Default" style:data-style-name="N0">
      <style:table-cell-properties fo:border-top="thin solid #808080" fo:border-bottom="2pt solid #000000" fo:border-left="thin solid #BFBFBF" fo:border-right="thin solid #BFBFBF" style:vertical-align="middle" fo:background-color="#FFFFFF" style:repeat-content="false"/>
      <style:paragraph-properties fo:text-align="start" fo:margin-left="0cm"/>
      <style:map style:condition="is-true-formula(msoxl:IF($G4=&quot;done&quot;,TRUE,FALSE))" style:apply-style-name="cf1" style:base-cell-address="Listing.A4"/>
      <style:map style:condition="is-true-formula(msoxl:IF($C4=&quot;Blocking&quot;,TRUE,FALSE))" style:apply-style-name="cf2" style:base-cell-address="Listing.C4"/>
      <style:map style:condition="is-true-formula(msoxl:IF($C4=&quot;Major&quot;, TRUE,FALSE))" style:apply-style-name="cf3" style:base-cell-address="Listing.C4"/>
    </style:style>
    <style:style style:name="ce37" style:family="table-cell" style:parent-style-name="Default" style:data-style-name="N0">
      <style:table-cell-properties style:vertical-align="middle" fo:background-color="#F2F2F2" style:repeat-content="false"/>
      <style:paragraph-properties fo:text-align="start" fo:margin-left="0cm"/>
      <style:map style:condition="is-true-formula(msoxl:IF($G4=&quot;done&quot;,TRUE,FALSE))" style:apply-style-name="cf1" style:base-cell-address="Listing.A4"/>
      <style:map style:condition="is-true-formula(msoxl:IF($C4=&quot;Blocking&quot;,TRUE,FALSE))" style:apply-style-name="cf2" style:base-cell-address="Listing.C4"/>
      <style:map style:condition="is-true-formula(msoxl:IF($C4=&quot;Major&quot;, TRUE,FALSE))" style:apply-style-name="cf3" style:base-cell-address="Listing.C4"/>
    </style:style>
    <style:style style:name="ce38" style:family="table-cell" style:parent-style-name="Default" style:data-style-name="N0">
      <style:table-cell-properties fo:border-top="thin solid #808080" fo:border-bottom="thin solid #808080" fo:border-left="thin solid #BFBFBF" fo:border-right="thin solid #BFBFBF" style:vertical-align="middle" fo:wrap-option="wrap" fo:background-color="#FFFFFF"/>
      <style:map style:condition="is-true-formula(msoxl:IF($G4=&quot;done&quot;,TRUE,FALSE))" style:apply-style-name="cf1" style:base-cell-address="Listing.A4"/>
    </style:style>
    <style:style style:name="ce39" style:family="table-cell" style:parent-style-name="Default" style:data-style-name="N0">
      <style:table-cell-properties fo:border-top="thin solid #808080" fo:border-bottom="thin solid #808080" fo:border-left="thin solid #BFBFBF" fo:border-right="thin solid #BFBFBF" style:vertical-align="middle" fo:background-color="#FFFFFF" style:repeat-content="false"/>
      <style:paragraph-properties fo:text-align="center"/>
      <style:map style:condition="is-true-formula(msoxl:IF($G4=&quot;done&quot;,TRUE,FALSE))" style:apply-style-name="cf1" style:base-cell-address="Listing.A4"/>
    </style:style>
    <style:style style:name="ce40" style:family="table-cell" style:parent-style-name="Default" style:data-style-name="N0">
      <style:table-cell-properties fo:border-top="thin solid #808080" fo:border-bottom="2pt solid #000000" fo:border-left="thin solid #BFBFBF" fo:border-right="thin solid #BFBFBF" style:vertical-align="middle" fo:wrap-option="wrap" fo:background-color="#FFFFFF"/>
      <style:map style:condition="is-true-formula(msoxl:IF($G4=&quot;done&quot;,TRUE,FALSE))" style:apply-style-name="cf1" style:base-cell-address="Listing.A4"/>
    </style:style>
    <style:style style:name="ce41" style:family="table-cell" style:parent-style-name="Default" style:data-style-name="N0">
      <style:table-cell-properties fo:border-top="thin solid #808080" fo:border-bottom="2pt solid #000000" fo:border-left="thin solid #BFBFBF" fo:border-right="thin solid #BFBFBF" style:vertical-align="middle" fo:background-color="#FFFFFF" style:repeat-content="false"/>
      <style:paragraph-properties fo:text-align="center"/>
      <style:map style:condition="is-true-formula(msoxl:IF($G4=&quot;done&quot;,TRUE,FALSE))" style:apply-style-name="cf1" style:base-cell-address="Listing.A4"/>
    </style:style>
    <style:style style:name="ce42" style:family="table-cell" style:parent-style-name="Default" style:data-style-name="N0">
      <style:table-cell-properties style:vertical-align="middle" fo:wrap-option="wrap" fo:background-color="#F2F2F2"/>
      <style:map style:condition="is-true-formula(msoxl:IF($G4=&quot;done&quot;,TRUE,FALSE))" style:apply-style-name="cf1" style:base-cell-address="Listing.A4"/>
    </style:style>
    <style:style style:name="ce43" style:family="table-cell" style:parent-style-name="Default" style:data-style-name="N0">
      <style:table-cell-properties style:vertical-align="middle" fo:background-color="#F2F2F2" style:repeat-content="false"/>
      <style:paragraph-properties fo:text-align="center"/>
      <style:map style:condition="is-true-formula(msoxl:IF($G4=&quot;done&quot;,TRUE,FALSE))" style:apply-style-name="cf1" style:base-cell-address="Listing.A4"/>
    </style:style>
    <style:style style:name="ce44" style:family="table-cell" style:parent-style-name="Default" style:data-style-name="N0">
      <style:table-cell-properties fo:border-top="thin solid #808080" fo:border-bottom="thin solid #808080" fo:border-left="thin solid #808080" fo:border-right="thin solid #BFBFBF" style:vertical-align="middle" fo:background-color="#FFFFFF" style:repeat-content="false"/>
      <style:paragraph-properties fo:text-align="center"/>
      <style:map style:condition="is-true-formula(msoxl:IF($G4=&quot;done&quot;,TRUE,FALSE))" style:apply-style-name="cf1" style:base-cell-address="Listing.A4"/>
    </style:style>
    <style:style style:name="ce45" style:family="table-cell" style:parent-style-name="Default" style:data-style-name="N0">
      <style:table-cell-properties fo:border-top="thin solid #808080" fo:border-bottom="thin solid #808080" fo:border-left="thin solid #BFBFBF" fo:border-right="thin solid #BFBFBF" style:vertical-align="middle" fo:background-color="#FFFFFF" style:repeat-content="false"/>
      <style:paragraph-properties fo:text-align="start" fo:margin-left="0cm"/>
      <style:map style:condition="is-true-formula(msoxl:IF($G4=&quot;done&quot;,TRUE,FALSE))" style:apply-style-name="cf1" style:base-cell-address="Listing.A4"/>
    </style:style>
    <style:style style:name="ce46" style:family="table-cell" style:parent-style-name="Default" style:data-style-name="N0">
      <style:table-cell-properties fo:border-top="thin solid #808080" fo:border-bottom="2pt solid #000000" fo:border-left="thin solid #808080" fo:border-right="thin solid #BFBFBF" style:vertical-align="middle" fo:background-color="#FFFFFF" style:repeat-content="false"/>
      <style:paragraph-properties fo:text-align="center"/>
      <style:map style:condition="is-true-formula(msoxl:IF($G4=&quot;done&quot;,TRUE,FALSE))" style:apply-style-name="cf1" style:base-cell-address="Listing.A4"/>
    </style:style>
    <style:style style:name="ce47" style:family="table-cell" style:parent-style-name="Default" style:data-style-name="N0">
      <style:table-cell-properties fo:border-top="thin solid #808080" fo:border-bottom="2pt solid #000000" fo:border-left="thin solid #BFBFBF" fo:border-right="thin solid #BFBFBF" style:vertical-align="middle" fo:background-color="#FFFFFF" style:repeat-content="false"/>
      <style:paragraph-properties fo:text-align="start" fo:margin-left="0cm"/>
      <style:map style:condition="is-true-formula(msoxl:IF($G4=&quot;done&quot;,TRUE,FALSE))" style:apply-style-name="cf1" style:base-cell-address="Listing.A4"/>
    </style:style>
    <style:style style:name="ce48" style:family="table-cell" style:parent-style-name="Default" style:data-style-name="N0">
      <style:table-cell-properties style:vertical-align="middle" fo:background-color="#F2F2F2" style:repeat-content="false"/>
      <style:paragraph-properties fo:text-align="start" fo:margin-left="0cm"/>
      <style:map style:condition="is-true-formula(msoxl:IF($G4=&quot;done&quot;,TRUE,FALSE))" style:apply-style-name="cf1" style:base-cell-address="Listing.A4"/>
    </style:style>
  </office:automatic-styles>
  <office:body>
    <office:spreadsheet>
      <table:calculation-settings table:case-sensitive="false" table:search-criteria-must-apply-to-whole-cell="false"/>
      <table:table table:name="Listing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3"/>
        <table:table-column table:style-name="co5" table:default-cell-style-name="ce3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8" table:number-columns-repeated="3" table:default-cell-style-name="ce4"/>
        <table:table-column table:style-name="co8" table:number-columns-repeated="16373" table:default-cell-style-name="ce3"/>
        <table:table-row table:style-name="ro1">
          <table:table-cell office:value-type="string" office:string-value="4 blocking open item(s), 5 major open item(s), 3 minor open item(s)." table:formula="msoxl:=I205 &amp; &quot; blocking open item(s), &quot; &amp; J205 &amp; &quot; major open item(s), &quot; &amp; K205 &amp; &quot; minor open item(s).&quot;" table:number-columns-spanned="7" table:number-rows-spanned="1" table:style-name="ce34">
            <text:p>4 blocking open item(s), 5 major open item(s), 3 minor open item(s).</text:p>
          </table:table-cell>
          <table:covered-table-cell table:number-columns-repeated="6"/>
          <table:table-cell table:style-name="ce3"/>
          <table:table-cell table:number-columns-repeated="3" table:style-name="ce4"/>
          <table:table-cell table:number-columns-repeated="16373"/>
        </table:table-row>
        <table:table-row table:style-name="ro2">
          <table:table-cell table:style-name="ce2"/>
          <table:table-cell table:number-columns-repeated="2" table:style-name="ce5"/>
          <table:table-cell table:number-columns-repeated="2" table:style-name="ce3"/>
          <table:table-cell table:number-columns-repeated="2" table:style-name="ce2"/>
          <table:table-cell table:style-name="ce3"/>
          <table:table-cell office:value-type="string" table:number-columns-spanned="3" table:number-rows-spanned="1" table:style-name="ce26">
            <text:p>Open items</text:p>
          </table:table-cell>
          <table:covered-table-cell table:number-columns-repeated="2"/>
          <table:table-cell table:number-columns-repeated="16373"/>
        </table:table-row>
        <table:table-row table:style-name="ro3">
          <table:table-cell office:value-type="string" table:style-name="ce6">
            <text:p>id</text:p>
          </table:table-cell>
          <table:table-cell office:value-type="string" table:style-name="ce7">
            <text:p>type</text:p>
          </table:table-cell>
          <table:table-cell office:value-type="string" table:style-name="ce7">
            <text:p>priority</text:p>
          </table:table-cell>
          <table:table-cell office:value-type="string" table:style-name="ce8">
            <text:p>title</text:p>
          </table:table-cell>
          <table:table-cell office:value-type="string" table:style-name="ce8">
            <text:p>description</text:p>
          </table:table-cell>
          <table:table-cell office:value-type="string" table:style-name="ce7">
            <text:p>milestone</text:p>
          </table:table-cell>
          <table:table-cell office:value-type="string" table:style-name="ce6">
            <text:p>status</text:p>
          </table:table-cell>
          <table:table-cell table:style-name="ce3"/>
          <table:table-cell office:value-type="string" table:style-name="ce9">
            <text:p>Blocking</text:p>
          </table:table-cell>
          <table:table-cell office:value-type="string" table:style-name="ce4">
            <text:p>Major</text:p>
          </table:table-cell>
          <table:table-cell office:value-type="string" table:style-name="ce10">
            <text:p>Minor</text:p>
          </table:table-cell>
          <table:table-cell table:number-columns-repeated="16373"/>
        </table:table-row>
        <table:table-row table:style-name="ro4">
          <table:table-cell office:value-type="float" office:value="1" table:style-name="ce44">
            <text:p>1</text:p>
          </table:table-cell>
          <table:table-cell office:value-type="string" table:style-name="ce45">
            <text:p>Enhancement</text:p>
          </table:table-cell>
          <table:table-cell office:value-type="string" table:style-name="ce35">
            <text:p>Blocking</text:p>
          </table:table-cell>
          <table:table-cell office:value-type="string" table:style-name="ce38">
            <text:p>Setup GUI</text:p>
          </table:table-cell>
          <table:table-cell office:value-type="string" table:style-name="ce38">
            <text:p>Create all basics buttons, without attached functionality, so as to test GUI library.</text:p>
          </table:table-cell>
          <table:table-cell office:value-type="string" table:style-name="ce39">
            <text:p>0.1</text:p>
          </table:table-cell>
          <table:table-cell office:value-type="string" table:style-name="ce39">
            <text:p>WIP</text:p>
          </table:table-cell>
          <table:table-cell table:style-name="ce3"/>
          <table:table-cell office:value-type="float" office:value="0" table:formula="msoxl:=IF(AND($C4=I$3,$G4=&quot;Open&quot;), 1, 0)" table:style-name="ce9">
            <text:p>0</text:p>
          </table:table-cell>
          <table:table-cell office:value-type="float" office:value="0" table:formula="msoxl:=IF(AND($C4=J$3,$G4=&quot;Open&quot;), 1, 0)" table:style-name="ce4">
            <text:p>0</text:p>
          </table:table-cell>
          <table:table-cell office:value-type="float" office:value="0" table:formula="msoxl:=IF(AND($C4=K$3,$G4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2" table:style-name="ce44">
            <text:p>2</text:p>
          </table:table-cell>
          <table:table-cell office:value-type="string" table:style-name="ce45">
            <text:p>Enhancement</text:p>
          </table:table-cell>
          <table:table-cell office:value-type="string" table:style-name="ce35">
            <text:p>Blocking</text:p>
          </table:table-cell>
          <table:table-cell office:value-type="string" table:style-name="ce38">
            <text:p>Basic media play</text:p>
          </table:table-cell>
          <table:table-cell office:value-type="string" table:style-name="ce38">
            <text:p>Play, and stop media file reading</text:p>
          </table:table-cell>
          <table:table-cell office:value-type="string" table:style-name="ce39">
            <text:p>0.2</text:p>
          </table:table-cell>
          <table:table-cell office:value-type="string" table:style-name="ce39">
            <text:p>Open</text:p>
          </table:table-cell>
          <table:table-cell table:style-name="ce3"/>
          <table:table-cell office:value-type="float" office:value="1" table:formula="msoxl:=IF(AND($C5=I$3,$G5=&quot;Open&quot;), 1, 0)" table:style-name="ce9">
            <text:p>1</text:p>
          </table:table-cell>
          <table:table-cell office:value-type="float" office:value="0" table:formula="msoxl:=IF(AND($C5=J$3,$G5=&quot;Open&quot;), 1, 0)" table:style-name="ce4">
            <text:p>0</text:p>
          </table:table-cell>
          <table:table-cell office:value-type="float" office:value="0" table:formula="msoxl:=IF(AND($C5=K$3,$G5=&quot;Open&quot;), 1, 0)" table:style-name="ce10">
            <text:p>0</text:p>
          </table:table-cell>
          <table:table-cell table:number-columns-repeated="16373"/>
        </table:table-row>
        <table:table-row table:style-name="ro5">
          <table:table-cell office:value-type="float" office:value="3" table:style-name="ce44">
            <text:p>3</text:p>
          </table:table-cell>
          <table:table-cell office:value-type="string" table:style-name="ce45">
            <text:p>Enhancement</text:p>
          </table:table-cell>
          <table:table-cell office:value-type="string" table:style-name="ce35">
            <text:p>Blocking</text:p>
          </table:table-cell>
          <table:table-cell office:value-type="string" table:style-name="ce38">
            <text:p>Advanced media play</text:p>
          </table:table-cell>
          <table:table-cell office:value-type="string" table:style-name="ce38">
            <text:p>Speed and start point can be set</text:p>
          </table:table-cell>
          <table:table-cell office:value-type="string" table:style-name="ce39">
            <text:p>0.2</text:p>
          </table:table-cell>
          <table:table-cell office:value-type="string" table:style-name="ce39">
            <text:p>Open</text:p>
          </table:table-cell>
          <table:table-cell table:style-name="ce3"/>
          <table:table-cell office:value-type="float" office:value="1" table:formula="msoxl:=IF(AND($C6=I$3,$G6=&quot;Open&quot;), 1, 0)" table:style-name="ce9">
            <text:p>1</text:p>
          </table:table-cell>
          <table:table-cell office:value-type="float" office:value="0" table:formula="msoxl:=IF(AND($C6=J$3,$G6=&quot;Open&quot;), 1, 0)" table:style-name="ce4">
            <text:p>0</text:p>
          </table:table-cell>
          <table:table-cell office:value-type="float" office:value="0" table:formula="msoxl:=IF(AND($C6=K$3,$G6=&quot;Open&quot;), 1, 0)" table:style-name="ce10">
            <text:p>0</text:p>
          </table:table-cell>
          <table:table-cell table:number-columns-repeated="16373"/>
        </table:table-row>
        <table:table-row table:style-name="ro5">
          <table:table-cell office:value-type="float" office:value="4" table:style-name="ce44">
            <text:p>4</text:p>
          </table:table-cell>
          <table:table-cell office:value-type="string" table:style-name="ce45">
            <text:p>Enhancement</text:p>
          </table:table-cell>
          <table:table-cell office:value-type="string" table:style-name="ce35">
            <text:p>Blocking</text:p>
          </table:table-cell>
          <table:table-cell office:value-type="string" table:style-name="ce38">
            <text:p>Chapters</text:p>
          </table:table-cell>
          <table:table-cell office:value-type="string" table:style-name="ce38">
            <text:p>Chapters creation, display and modification through GUI</text:p>
          </table:table-cell>
          <table:table-cell office:value-type="string" table:style-name="ce39">
            <text:p>0.3</text:p>
          </table:table-cell>
          <table:table-cell office:value-type="string" table:style-name="ce39">
            <text:p>Open</text:p>
          </table:table-cell>
          <table:table-cell table:style-name="ce3"/>
          <table:table-cell office:value-type="float" office:value="1" table:formula="msoxl:=IF(AND($C7=I$3,$G7=&quot;Open&quot;), 1, 0)" table:style-name="ce9">
            <text:p>1</text:p>
          </table:table-cell>
          <table:table-cell office:value-type="float" office:value="0" table:formula="msoxl:=IF(AND($C7=J$3,$G7=&quot;Open&quot;), 1, 0)" table:style-name="ce4">
            <text:p>0</text:p>
          </table:table-cell>
          <table:table-cell office:value-type="float" office:value="0" table:formula="msoxl:=IF(AND($C7=K$3,$G7=&quot;Open&quot;), 1, 0)" table:style-name="ce10">
            <text:p>0</text:p>
          </table:table-cell>
          <table:table-cell table:number-columns-repeated="16373"/>
        </table:table-row>
        <table:table-row table:style-name="ro5">
          <table:table-cell office:value-type="float" office:value="5" table:style-name="ce44">
            <text:p>5</text:p>
          </table:table-cell>
          <table:table-cell office:value-type="string" table:style-name="ce45">
            <text:p>Enhancement</text:p>
          </table:table-cell>
          <table:table-cell office:value-type="string" table:style-name="ce35">
            <text:p>Blocking</text:p>
          </table:table-cell>
          <table:table-cell office:value-type="string" table:style-name="ce38">
            <text:p>Save project to file</text:p>
          </table:table-cell>
          <table:table-cell office:value-type="string" table:style-name="ce38">
            <text:p>Project file will contain chapters. Link to media file should be updatable</text:p>
          </table:table-cell>
          <table:table-cell office:value-type="string" table:style-name="ce39">
            <text:p>0.3</text:p>
          </table:table-cell>
          <table:table-cell office:value-type="string" table:style-name="ce39">
            <text:p>Open</text:p>
          </table:table-cell>
          <table:table-cell table:style-name="ce3"/>
          <table:table-cell office:value-type="float" office:value="1" table:formula="msoxl:=IF(AND($C8=I$3,$G8=&quot;Open&quot;), 1, 0)" table:style-name="ce9">
            <text:p>1</text:p>
          </table:table-cell>
          <table:table-cell office:value-type="float" office:value="0" table:formula="msoxl:=IF(AND($C8=J$3,$G8=&quot;Open&quot;), 1, 0)" table:style-name="ce4">
            <text:p>0</text:p>
          </table:table-cell>
          <table:table-cell office:value-type="float" office:value="0" table:formula="msoxl:=IF(AND($C8=K$3,$G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6" table:style-name="ce44">
            <text:p>6</text:p>
          </table:table-cell>
          <table:table-cell office:value-type="string" table:style-name="ce45">
            <text:p>Enhancement</text:p>
          </table:table-cell>
          <table:table-cell office:value-type="string" table:style-name="ce35">
            <text:p>Major</text:p>
          </table:table-cell>
          <table:table-cell office:value-type="string" table:style-name="ce38">
            <text:p>Undo/Redo</text:p>
          </table:table-cell>
          <table:table-cell office:value-type="string" table:style-name="ce38">
            <text:p>implement history</text:p>
          </table:table-cell>
          <table:table-cell office:value-type="string" table:style-name="ce39">
            <text:p>0.3</text:p>
          </table:table-cell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9=I$3,$G9=&quot;Open&quot;), 1, 0)" table:style-name="ce9">
            <text:p>0</text:p>
          </table:table-cell>
          <table:table-cell office:value-type="float" office:value="1" table:formula="msoxl:=IF(AND($C9=J$3,$G9=&quot;Open&quot;), 1, 0)" table:style-name="ce4">
            <text:p>1</text:p>
          </table:table-cell>
          <table:table-cell office:value-type="float" office:value="0" table:formula="msoxl:=IF(AND($C9=K$3,$G9=&quot;Open&quot;), 1, 0)" table:style-name="ce10">
            <text:p>0</text:p>
          </table:table-cell>
          <table:table-cell table:number-columns-repeated="16373"/>
        </table:table-row>
        <table:table-row table:style-name="ro4">
          <table:table-cell office:value-type="float" office:value="7" table:style-name="ce44">
            <text:p>7</text:p>
          </table:table-cell>
          <table:table-cell office:value-type="string" table:style-name="ce45">
            <text:p>Enhancement</text:p>
          </table:table-cell>
          <table:table-cell office:value-type="string" table:style-name="ce35">
            <text:p>Major</text:p>
          </table:table-cell>
          <table:table-cell office:value-type="string" table:style-name="ce38">
            <text:p>mkv usage</text:p>
          </table:table-cell>
          <table:table-cell office:value-type="string" table:style-name="ce38">
            <text:p>store everything inside an mkv container, so that chaptering is not separated from media file</text:p>
          </table:table-cell>
          <table:table-cell office:value-type="string" table:style-name="ce39">
            <text:p>0.4</text:p>
          </table:table-cell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10=I$3,$G10=&quot;Open&quot;), 1, 0)" table:style-name="ce9">
            <text:p>0</text:p>
          </table:table-cell>
          <table:table-cell office:value-type="float" office:value="1" table:formula="msoxl:=IF(AND($C10=J$3,$G10=&quot;Open&quot;), 1, 0)" table:style-name="ce4">
            <text:p>1</text:p>
          </table:table-cell>
          <table:table-cell office:value-type="float" office:value="0" table:formula="msoxl:=IF(AND($C10=K$3,$G10=&quot;Open&quot;), 1, 0)" table:style-name="ce10">
            <text:p>0</text:p>
          </table:table-cell>
          <table:table-cell table:number-columns-repeated="16373"/>
        </table:table-row>
        <table:table-row table:style-name="ro5">
          <table:table-cell office:value-type="float" office:value="8" table:style-name="ce44">
            <text:p>8</text:p>
          </table:table-cell>
          <table:table-cell office:value-type="string" table:style-name="ce45">
            <text:p>Enhancement</text:p>
          </table:table-cell>
          <table:table-cell office:value-type="string" table:style-name="ce35">
            <text:p>Major</text:p>
          </table:table-cell>
          <table:table-cell office:value-type="string" table:style-name="ce38">
            <text:p>Translation support</text:p>
          </table:table-cell>
          <table:table-cell office:value-type="string" table:style-name="ce38">
            <text:p>Introduce capacity to localize software</text:p>
          </table:table-cell>
          <table:table-cell office:value-type="string" table:style-name="ce39">
            <text:p>0.5</text:p>
          </table:table-cell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11=I$3,$G11=&quot;Open&quot;), 1, 0)" table:style-name="ce9">
            <text:p>0</text:p>
          </table:table-cell>
          <table:table-cell office:value-type="float" office:value="1" table:formula="msoxl:=IF(AND($C11=J$3,$G11=&quot;Open&quot;), 1, 0)" table:style-name="ce4">
            <text:p>1</text:p>
          </table:table-cell>
          <table:table-cell office:value-type="float" office:value="0" table:formula="msoxl:=IF(AND($C11=K$3,$G11=&quot;Open&quot;), 1, 0)" table:style-name="ce10">
            <text:p>0</text:p>
          </table:table-cell>
          <table:table-cell table:number-columns-repeated="16373"/>
        </table:table-row>
        <table:table-row table:style-name="ro4">
          <table:table-cell office:value-type="float" office:value="9" table:style-name="ce44">
            <text:p>9</text:p>
          </table:table-cell>
          <table:table-cell office:value-type="string" table:style-name="ce45">
            <text:p>Enhancement</text:p>
          </table:table-cell>
          <table:table-cell office:value-type="string" table:style-name="ce35">
            <text:p>Major</text:p>
          </table:table-cell>
          <table:table-cell office:value-type="string" table:style-name="ce38">
            <text:p>Web hosting</text:p>
          </table:table-cell>
          <table:table-cell office:value-type="string" table:style-name="ce38">
            <text:p>Look for web hosting, bug tracking, source code sharing with Git or equivalent</text:p>
          </table:table-cell>
          <table:table-cell office:value-type="string" table:style-name="ce39">
            <text:p>0.5</text:p>
          </table:table-cell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12=I$3,$G12=&quot;Open&quot;), 1, 0)" table:style-name="ce9">
            <text:p>0</text:p>
          </table:table-cell>
          <table:table-cell office:value-type="float" office:value="1" table:formula="msoxl:=IF(AND($C12=J$3,$G12=&quot;Open&quot;), 1, 0)" table:style-name="ce4">
            <text:p>1</text:p>
          </table:table-cell>
          <table:table-cell office:value-type="float" office:value="0" table:formula="msoxl:=IF(AND($C12=K$3,$G12=&quot;Open&quot;), 1, 0)" table:style-name="ce10">
            <text:p>0</text:p>
          </table:table-cell>
          <table:table-cell table:number-columns-repeated="16373"/>
        </table:table-row>
        <table:table-row table:style-name="ro5">
          <table:table-cell office:value-type="float" office:value="10" table:style-name="ce44">
            <text:p>10</text:p>
          </table:table-cell>
          <table:table-cell office:value-type="string" table:style-name="ce45">
            <text:p>Enhancement</text:p>
          </table:table-cell>
          <table:table-cell office:value-type="string" table:style-name="ce35">
            <text:p>Minor</text:p>
          </table:table-cell>
          <table:table-cell office:value-type="string" table:style-name="ce38">
            <text:p>Open recent</text:p>
          </table:table-cell>
          <table:table-cell office:value-type="string" table:style-name="ce38">
            <text:p>Remember which projects were opened recently, for quick access</text:p>
          </table:table-cell>
          <table:table-cell office:value-type="string" table:style-name="ce39">
            <text:p>0.6</text:p>
          </table:table-cell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13=I$3,$G13=&quot;Open&quot;), 1, 0)" table:style-name="ce9">
            <text:p>0</text:p>
          </table:table-cell>
          <table:table-cell office:value-type="float" office:value="0" table:formula="msoxl:=IF(AND($C13=J$3,$G13=&quot;Open&quot;), 1, 0)" table:style-name="ce4">
            <text:p>0</text:p>
          </table:table-cell>
          <table:table-cell office:value-type="float" office:value="1" table:formula="msoxl:=IF(AND($C13=K$3,$G13=&quot;Open&quot;), 1, 0)" table:style-name="ce10">
            <text:p>1</text:p>
          </table:table-cell>
          <table:table-cell table:number-columns-repeated="16373"/>
        </table:table-row>
        <table:table-row table:style-name="ro2">
          <table:table-cell office:value-type="float" office:value="11" table:style-name="ce44">
            <text:p>11</text:p>
          </table:table-cell>
          <table:table-cell office:value-type="string" table:style-name="ce45">
            <text:p>Enhancement</text:p>
          </table:table-cell>
          <table:table-cell office:value-type="string" table:style-name="ce35">
            <text:p>Minor</text:p>
          </table:table-cell>
          <table:table-cell office:value-type="string" table:style-name="ce38">
            <text:p>History</text:p>
          </table:table-cell>
          <table:table-cell office:value-type="string" table:style-name="ce38">
            <text:p>GUI access to history of modifications</text:p>
          </table:table-cell>
          <table:table-cell office:value-type="string" table:style-name="ce39">
            <text:p>0.6</text:p>
          </table:table-cell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14=I$3,$G14=&quot;Open&quot;), 1, 0)" table:style-name="ce9">
            <text:p>0</text:p>
          </table:table-cell>
          <table:table-cell office:value-type="float" office:value="0" table:formula="msoxl:=IF(AND($C14=J$3,$G14=&quot;Open&quot;), 1, 0)" table:style-name="ce4">
            <text:p>0</text:p>
          </table:table-cell>
          <table:table-cell office:value-type="float" office:value="1" table:formula="msoxl:=IF(AND($C14=K$3,$G14=&quot;Open&quot;), 1, 0)" table:style-name="ce10">
            <text:p>1</text:p>
          </table:table-cell>
          <table:table-cell table:number-columns-repeated="16373"/>
        </table:table-row>
        <table:table-row table:style-name="ro2">
          <table:table-cell office:value-type="float" office:value="12" table:style-name="ce44">
            <text:p>12</text:p>
          </table:table-cell>
          <table:table-cell office:value-type="string" table:style-name="ce45">
            <text:p>Enhancement</text:p>
          </table:table-cell>
          <table:table-cell office:value-type="string" table:style-name="ce35">
            <text:p>Minor</text:p>
          </table:table-cell>
          <table:table-cell office:value-type="string" table:style-name="ce38">
            <text:p>GUI features</text:p>
          </table:table-cell>
          <table:table-cell office:value-type="string" table:style-name="ce38">
            <text:p>movable toolbars, explorer, etc</text:p>
          </table:table-cell>
          <table:table-cell office:value-type="string" table:style-name="ce39">
            <text:p>0.6</text:p>
          </table:table-cell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15=I$3,$G15=&quot;Open&quot;), 1, 0)" table:style-name="ce9">
            <text:p>0</text:p>
          </table:table-cell>
          <table:table-cell office:value-type="float" office:value="0" table:formula="msoxl:=IF(AND($C15=J$3,$G15=&quot;Open&quot;), 1, 0)" table:style-name="ce4">
            <text:p>0</text:p>
          </table:table-cell>
          <table:table-cell office:value-type="float" office:value="1" table:formula="msoxl:=IF(AND($C15=K$3,$G15=&quot;Open&quot;), 1, 0)" table:style-name="ce10">
            <text:p>1</text:p>
          </table:table-cell>
          <table:table-cell table:number-columns-repeated="16373"/>
        </table:table-row>
        <table:table-row table:style-name="ro6">
          <table:table-cell office:value-type="float" office:value="13" table:style-name="ce44">
            <text:p>13</text:p>
          </table:table-cell>
          <table:table-cell office:value-type="string" table:style-name="ce45">
            <text:p>Enhancement</text:p>
          </table:table-cell>
          <table:table-cell office:value-type="string" table:style-name="ce35">
            <text:p>Major</text:p>
          </table:table-cell>
          <table:table-cell office:value-type="string" table:style-name="ce38">
            <text:p>Speed-up</text:p>
          </table:table-cell>
          <table:table-cell office:value-type="string" table:style-name="ce38">
            <text:p>Add mode for repetition, that would play the selected section, first time at a given speed then faster and faster to desired speed</text:p>
          </table:table-cell>
          <table:table-cell office:value-type="string" table:style-name="ce39">
            <text:p>0.6</text:p>
          </table:table-cell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16=I$3,$G16=&quot;Open&quot;), 1, 0)" table:style-name="ce9">
            <text:p>0</text:p>
          </table:table-cell>
          <table:table-cell office:value-type="float" office:value="1" table:formula="msoxl:=IF(AND($C16=J$3,$G16=&quot;Open&quot;), 1, 0)" table:style-name="ce4">
            <text:p>1</text:p>
          </table:table-cell>
          <table:table-cell office:value-type="float" office:value="0" table:formula="msoxl:=IF(AND($C16=K$3,$G16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4" table:style-name="ce44">
            <text:p>14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7=I$3,$G17=&quot;Open&quot;), 1, 0)" table:style-name="ce9">
            <text:p>0</text:p>
          </table:table-cell>
          <table:table-cell office:value-type="float" office:value="0" table:formula="msoxl:=IF(AND($C17=J$3,$G17=&quot;Open&quot;), 1, 0)" table:style-name="ce4">
            <text:p>0</text:p>
          </table:table-cell>
          <table:table-cell office:value-type="float" office:value="0" table:formula="msoxl:=IF(AND($C17=K$3,$G17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5" table:style-name="ce44">
            <text:p>15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8=I$3,$G18=&quot;Open&quot;), 1, 0)" table:style-name="ce9">
            <text:p>0</text:p>
          </table:table-cell>
          <table:table-cell office:value-type="float" office:value="0" table:formula="msoxl:=IF(AND($C18=J$3,$G18=&quot;Open&quot;), 1, 0)" table:style-name="ce4">
            <text:p>0</text:p>
          </table:table-cell>
          <table:table-cell office:value-type="float" office:value="0" table:formula="msoxl:=IF(AND($C18=K$3,$G1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6" table:style-name="ce44">
            <text:p>16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9=I$3,$G19=&quot;Open&quot;), 1, 0)" table:style-name="ce9">
            <text:p>0</text:p>
          </table:table-cell>
          <table:table-cell office:value-type="float" office:value="0" table:formula="msoxl:=IF(AND($C19=J$3,$G19=&quot;Open&quot;), 1, 0)" table:style-name="ce4">
            <text:p>0</text:p>
          </table:table-cell>
          <table:table-cell office:value-type="float" office:value="0" table:formula="msoxl:=IF(AND($C19=K$3,$G19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7" table:style-name="ce44">
            <text:p>17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20=I$3,$G20=&quot;Open&quot;), 1, 0)" table:style-name="ce9">
            <text:p>0</text:p>
          </table:table-cell>
          <table:table-cell office:value-type="float" office:value="0" table:formula="msoxl:=IF(AND($C20=J$3,$G20=&quot;Open&quot;), 1, 0)" table:style-name="ce4">
            <text:p>0</text:p>
          </table:table-cell>
          <table:table-cell office:value-type="float" office:value="0" table:formula="msoxl:=IF(AND($C20=K$3,$G20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8" table:style-name="ce44">
            <text:p>18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21=I$3,$G21=&quot;Open&quot;), 1, 0)" table:style-name="ce9">
            <text:p>0</text:p>
          </table:table-cell>
          <table:table-cell office:value-type="float" office:value="0" table:formula="msoxl:=IF(AND($C21=J$3,$G21=&quot;Open&quot;), 1, 0)" table:style-name="ce4">
            <text:p>0</text:p>
          </table:table-cell>
          <table:table-cell office:value-type="float" office:value="0" table:formula="msoxl:=IF(AND($C21=K$3,$G21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9" table:style-name="ce44">
            <text:p>19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22=I$3,$G22=&quot;Open&quot;), 1, 0)" table:style-name="ce9">
            <text:p>0</text:p>
          </table:table-cell>
          <table:table-cell office:value-type="float" office:value="0" table:formula="msoxl:=IF(AND($C22=J$3,$G22=&quot;Open&quot;), 1, 0)" table:style-name="ce4">
            <text:p>0</text:p>
          </table:table-cell>
          <table:table-cell office:value-type="float" office:value="0" table:formula="msoxl:=IF(AND($C22=K$3,$G22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20" table:style-name="ce44">
            <text:p>20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23=I$3,$G23=&quot;Open&quot;), 1, 0)" table:style-name="ce9">
            <text:p>0</text:p>
          </table:table-cell>
          <table:table-cell office:value-type="float" office:value="0" table:formula="msoxl:=IF(AND($C23=J$3,$G23=&quot;Open&quot;), 1, 0)" table:style-name="ce4">
            <text:p>0</text:p>
          </table:table-cell>
          <table:table-cell office:value-type="float" office:value="0" table:formula="msoxl:=IF(AND($C23=K$3,$G23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21" table:style-name="ce44">
            <text:p>21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24=I$3,$G24=&quot;Open&quot;), 1, 0)" table:style-name="ce9">
            <text:p>0</text:p>
          </table:table-cell>
          <table:table-cell office:value-type="float" office:value="0" table:formula="msoxl:=IF(AND($C24=J$3,$G24=&quot;Open&quot;), 1, 0)" table:style-name="ce4">
            <text:p>0</text:p>
          </table:table-cell>
          <table:table-cell office:value-type="float" office:value="0" table:formula="msoxl:=IF(AND($C24=K$3,$G24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22" table:style-name="ce44">
            <text:p>22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25=I$3,$G25=&quot;Open&quot;), 1, 0)" table:style-name="ce9">
            <text:p>0</text:p>
          </table:table-cell>
          <table:table-cell office:value-type="float" office:value="0" table:formula="msoxl:=IF(AND($C25=J$3,$G25=&quot;Open&quot;), 1, 0)" table:style-name="ce4">
            <text:p>0</text:p>
          </table:table-cell>
          <table:table-cell office:value-type="float" office:value="0" table:formula="msoxl:=IF(AND($C25=K$3,$G25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23" table:style-name="ce44">
            <text:p>23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26=I$3,$G26=&quot;Open&quot;), 1, 0)" table:style-name="ce9">
            <text:p>0</text:p>
          </table:table-cell>
          <table:table-cell office:value-type="float" office:value="0" table:formula="msoxl:=IF(AND($C26=J$3,$G26=&quot;Open&quot;), 1, 0)" table:style-name="ce4">
            <text:p>0</text:p>
          </table:table-cell>
          <table:table-cell office:value-type="float" office:value="0" table:formula="msoxl:=IF(AND($C26=K$3,$G26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24" table:style-name="ce44">
            <text:p>24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27=I$3,$G27=&quot;Open&quot;), 1, 0)" table:style-name="ce9">
            <text:p>0</text:p>
          </table:table-cell>
          <table:table-cell office:value-type="float" office:value="0" table:formula="msoxl:=IF(AND($C27=J$3,$G27=&quot;Open&quot;), 1, 0)" table:style-name="ce4">
            <text:p>0</text:p>
          </table:table-cell>
          <table:table-cell office:value-type="float" office:value="0" table:formula="msoxl:=IF(AND($C27=K$3,$G27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25" table:style-name="ce44">
            <text:p>25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28=I$3,$G28=&quot;Open&quot;), 1, 0)" table:style-name="ce9">
            <text:p>0</text:p>
          </table:table-cell>
          <table:table-cell office:value-type="float" office:value="0" table:formula="msoxl:=IF(AND($C28=J$3,$G28=&quot;Open&quot;), 1, 0)" table:style-name="ce4">
            <text:p>0</text:p>
          </table:table-cell>
          <table:table-cell office:value-type="float" office:value="0" table:formula="msoxl:=IF(AND($C28=K$3,$G2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26" table:style-name="ce44">
            <text:p>26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29=I$3,$G29=&quot;Open&quot;), 1, 0)" table:style-name="ce9">
            <text:p>0</text:p>
          </table:table-cell>
          <table:table-cell office:value-type="float" office:value="0" table:formula="msoxl:=IF(AND($C29=J$3,$G29=&quot;Open&quot;), 1, 0)" table:style-name="ce4">
            <text:p>0</text:p>
          </table:table-cell>
          <table:table-cell office:value-type="float" office:value="0" table:formula="msoxl:=IF(AND($C29=K$3,$G29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27" table:style-name="ce44">
            <text:p>27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30=I$3,$G30=&quot;Open&quot;), 1, 0)" table:style-name="ce9">
            <text:p>0</text:p>
          </table:table-cell>
          <table:table-cell office:value-type="float" office:value="0" table:formula="msoxl:=IF(AND($C30=J$3,$G30=&quot;Open&quot;), 1, 0)" table:style-name="ce4">
            <text:p>0</text:p>
          </table:table-cell>
          <table:table-cell office:value-type="float" office:value="0" table:formula="msoxl:=IF(AND($C30=K$3,$G30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28" table:style-name="ce44">
            <text:p>28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31=I$3,$G31=&quot;Open&quot;), 1, 0)" table:style-name="ce9">
            <text:p>0</text:p>
          </table:table-cell>
          <table:table-cell office:value-type="float" office:value="0" table:formula="msoxl:=IF(AND($C31=J$3,$G31=&quot;Open&quot;), 1, 0)" table:style-name="ce4">
            <text:p>0</text:p>
          </table:table-cell>
          <table:table-cell office:value-type="float" office:value="0" table:formula="msoxl:=IF(AND($C31=K$3,$G31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29" table:style-name="ce44">
            <text:p>29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32=I$3,$G32=&quot;Open&quot;), 1, 0)" table:style-name="ce9">
            <text:p>0</text:p>
          </table:table-cell>
          <table:table-cell office:value-type="float" office:value="0" table:formula="msoxl:=IF(AND($C32=J$3,$G32=&quot;Open&quot;), 1, 0)" table:style-name="ce4">
            <text:p>0</text:p>
          </table:table-cell>
          <table:table-cell office:value-type="float" office:value="0" table:formula="msoxl:=IF(AND($C32=K$3,$G32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30" table:style-name="ce44">
            <text:p>30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33=I$3,$G33=&quot;Open&quot;), 1, 0)" table:style-name="ce9">
            <text:p>0</text:p>
          </table:table-cell>
          <table:table-cell office:value-type="float" office:value="0" table:formula="msoxl:=IF(AND($C33=J$3,$G33=&quot;Open&quot;), 1, 0)" table:style-name="ce4">
            <text:p>0</text:p>
          </table:table-cell>
          <table:table-cell office:value-type="float" office:value="0" table:formula="msoxl:=IF(AND($C33=K$3,$G33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31" table:style-name="ce44">
            <text:p>31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34=I$3,$G34=&quot;Open&quot;), 1, 0)" table:style-name="ce9">
            <text:p>0</text:p>
          </table:table-cell>
          <table:table-cell office:value-type="float" office:value="0" table:formula="msoxl:=IF(AND($C34=J$3,$G34=&quot;Open&quot;), 1, 0)" table:style-name="ce4">
            <text:p>0</text:p>
          </table:table-cell>
          <table:table-cell office:value-type="float" office:value="0" table:formula="msoxl:=IF(AND($C34=K$3,$G34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32" table:style-name="ce44">
            <text:p>32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35=I$3,$G35=&quot;Open&quot;), 1, 0)" table:style-name="ce9">
            <text:p>0</text:p>
          </table:table-cell>
          <table:table-cell office:value-type="float" office:value="0" table:formula="msoxl:=IF(AND($C35=J$3,$G35=&quot;Open&quot;), 1, 0)" table:style-name="ce4">
            <text:p>0</text:p>
          </table:table-cell>
          <table:table-cell office:value-type="float" office:value="0" table:formula="msoxl:=IF(AND($C35=K$3,$G35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33" table:style-name="ce44">
            <text:p>33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36=I$3,$G36=&quot;Open&quot;), 1, 0)" table:style-name="ce9">
            <text:p>0</text:p>
          </table:table-cell>
          <table:table-cell office:value-type="float" office:value="0" table:formula="msoxl:=IF(AND($C36=J$3,$G36=&quot;Open&quot;), 1, 0)" table:style-name="ce4">
            <text:p>0</text:p>
          </table:table-cell>
          <table:table-cell office:value-type="float" office:value="0" table:formula="msoxl:=IF(AND($C36=K$3,$G36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34" table:style-name="ce44">
            <text:p>34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office:value-type="string" table:style-name="ce39">
            <text:p>Open</text:p>
          </table:table-cell>
          <table:table-cell table:style-name="ce3"/>
          <table:table-cell office:value-type="float" office:value="0" table:formula="msoxl:=IF(AND($C37=I$3,$G37=&quot;Open&quot;), 1, 0)" table:style-name="ce9">
            <text:p>0</text:p>
          </table:table-cell>
          <table:table-cell office:value-type="float" office:value="0" table:formula="msoxl:=IF(AND($C37=J$3,$G37=&quot;Open&quot;), 1, 0)" table:style-name="ce4">
            <text:p>0</text:p>
          </table:table-cell>
          <table:table-cell office:value-type="float" office:value="0" table:formula="msoxl:=IF(AND($C37=K$3,$G37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35" table:style-name="ce44">
            <text:p>35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38=I$3,$G38=&quot;Open&quot;), 1, 0)" table:style-name="ce9">
            <text:p>0</text:p>
          </table:table-cell>
          <table:table-cell office:value-type="float" office:value="0" table:formula="msoxl:=IF(AND($C38=J$3,$G38=&quot;Open&quot;), 1, 0)" table:style-name="ce4">
            <text:p>0</text:p>
          </table:table-cell>
          <table:table-cell office:value-type="float" office:value="0" table:formula="msoxl:=IF(AND($C38=K$3,$G3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36" table:style-name="ce44">
            <text:p>36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39=I$3,$G39=&quot;Open&quot;), 1, 0)" table:style-name="ce9">
            <text:p>0</text:p>
          </table:table-cell>
          <table:table-cell office:value-type="float" office:value="0" table:formula="msoxl:=IF(AND($C39=J$3,$G39=&quot;Open&quot;), 1, 0)" table:style-name="ce4">
            <text:p>0</text:p>
          </table:table-cell>
          <table:table-cell office:value-type="float" office:value="0" table:formula="msoxl:=IF(AND($C39=K$3,$G39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37" table:style-name="ce44">
            <text:p>37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40=I$3,$G40=&quot;Open&quot;), 1, 0)" table:style-name="ce9">
            <text:p>0</text:p>
          </table:table-cell>
          <table:table-cell office:value-type="float" office:value="0" table:formula="msoxl:=IF(AND($C40=J$3,$G40=&quot;Open&quot;), 1, 0)" table:style-name="ce4">
            <text:p>0</text:p>
          </table:table-cell>
          <table:table-cell office:value-type="float" office:value="0" table:formula="msoxl:=IF(AND($C40=K$3,$G40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38" table:style-name="ce44">
            <text:p>38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41=I$3,$G41=&quot;Open&quot;), 1, 0)" table:style-name="ce9">
            <text:p>0</text:p>
          </table:table-cell>
          <table:table-cell office:value-type="float" office:value="0" table:formula="msoxl:=IF(AND($C41=J$3,$G41=&quot;Open&quot;), 1, 0)" table:style-name="ce4">
            <text:p>0</text:p>
          </table:table-cell>
          <table:table-cell office:value-type="float" office:value="0" table:formula="msoxl:=IF(AND($C41=K$3,$G41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39" table:style-name="ce44">
            <text:p>39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42=I$3,$G42=&quot;Open&quot;), 1, 0)" table:style-name="ce9">
            <text:p>0</text:p>
          </table:table-cell>
          <table:table-cell office:value-type="float" office:value="0" table:formula="msoxl:=IF(AND($C42=J$3,$G42=&quot;Open&quot;), 1, 0)" table:style-name="ce4">
            <text:p>0</text:p>
          </table:table-cell>
          <table:table-cell office:value-type="float" office:value="0" table:formula="msoxl:=IF(AND($C42=K$3,$G42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40" table:style-name="ce44">
            <text:p>40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43=I$3,$G43=&quot;Open&quot;), 1, 0)" table:style-name="ce9">
            <text:p>0</text:p>
          </table:table-cell>
          <table:table-cell office:value-type="float" office:value="0" table:formula="msoxl:=IF(AND($C43=J$3,$G43=&quot;Open&quot;), 1, 0)" table:style-name="ce4">
            <text:p>0</text:p>
          </table:table-cell>
          <table:table-cell office:value-type="float" office:value="0" table:formula="msoxl:=IF(AND($C43=K$3,$G43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41" table:style-name="ce44">
            <text:p>41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44=I$3,$G44=&quot;Open&quot;), 1, 0)" table:style-name="ce9">
            <text:p>0</text:p>
          </table:table-cell>
          <table:table-cell office:value-type="float" office:value="0" table:formula="msoxl:=IF(AND($C44=J$3,$G44=&quot;Open&quot;), 1, 0)" table:style-name="ce4">
            <text:p>0</text:p>
          </table:table-cell>
          <table:table-cell office:value-type="float" office:value="0" table:formula="msoxl:=IF(AND($C44=K$3,$G44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42" table:style-name="ce44">
            <text:p>42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45=I$3,$G45=&quot;Open&quot;), 1, 0)" table:style-name="ce9">
            <text:p>0</text:p>
          </table:table-cell>
          <table:table-cell office:value-type="float" office:value="0" table:formula="msoxl:=IF(AND($C45=J$3,$G45=&quot;Open&quot;), 1, 0)" table:style-name="ce4">
            <text:p>0</text:p>
          </table:table-cell>
          <table:table-cell office:value-type="float" office:value="0" table:formula="msoxl:=IF(AND($C45=K$3,$G45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43" table:style-name="ce44">
            <text:p>43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46=I$3,$G46=&quot;Open&quot;), 1, 0)" table:style-name="ce9">
            <text:p>0</text:p>
          </table:table-cell>
          <table:table-cell office:value-type="float" office:value="0" table:formula="msoxl:=IF(AND($C46=J$3,$G46=&quot;Open&quot;), 1, 0)" table:style-name="ce4">
            <text:p>0</text:p>
          </table:table-cell>
          <table:table-cell office:value-type="float" office:value="0" table:formula="msoxl:=IF(AND($C46=K$3,$G46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44" table:style-name="ce44">
            <text:p>44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47=I$3,$G47=&quot;Open&quot;), 1, 0)" table:style-name="ce9">
            <text:p>0</text:p>
          </table:table-cell>
          <table:table-cell office:value-type="float" office:value="0" table:formula="msoxl:=IF(AND($C47=J$3,$G47=&quot;Open&quot;), 1, 0)" table:style-name="ce4">
            <text:p>0</text:p>
          </table:table-cell>
          <table:table-cell office:value-type="float" office:value="0" table:formula="msoxl:=IF(AND($C47=K$3,$G47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45" table:style-name="ce44">
            <text:p>45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48=I$3,$G48=&quot;Open&quot;), 1, 0)" table:style-name="ce9">
            <text:p>0</text:p>
          </table:table-cell>
          <table:table-cell office:value-type="float" office:value="0" table:formula="msoxl:=IF(AND($C48=J$3,$G48=&quot;Open&quot;), 1, 0)" table:style-name="ce4">
            <text:p>0</text:p>
          </table:table-cell>
          <table:table-cell office:value-type="float" office:value="0" table:formula="msoxl:=IF(AND($C48=K$3,$G4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46" table:style-name="ce44">
            <text:p>46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49=I$3,$G49=&quot;Open&quot;), 1, 0)" table:style-name="ce9">
            <text:p>0</text:p>
          </table:table-cell>
          <table:table-cell office:value-type="float" office:value="0" table:formula="msoxl:=IF(AND($C49=J$3,$G49=&quot;Open&quot;), 1, 0)" table:style-name="ce4">
            <text:p>0</text:p>
          </table:table-cell>
          <table:table-cell office:value-type="float" office:value="0" table:formula="msoxl:=IF(AND($C49=K$3,$G49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47" table:style-name="ce44">
            <text:p>47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50=I$3,$G50=&quot;Open&quot;), 1, 0)" table:style-name="ce9">
            <text:p>0</text:p>
          </table:table-cell>
          <table:table-cell office:value-type="float" office:value="0" table:formula="msoxl:=IF(AND($C50=J$3,$G50=&quot;Open&quot;), 1, 0)" table:style-name="ce4">
            <text:p>0</text:p>
          </table:table-cell>
          <table:table-cell office:value-type="float" office:value="0" table:formula="msoxl:=IF(AND($C50=K$3,$G50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48" table:style-name="ce44">
            <text:p>48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51=I$3,$G51=&quot;Open&quot;), 1, 0)" table:style-name="ce9">
            <text:p>0</text:p>
          </table:table-cell>
          <table:table-cell office:value-type="float" office:value="0" table:formula="msoxl:=IF(AND($C51=J$3,$G51=&quot;Open&quot;), 1, 0)" table:style-name="ce4">
            <text:p>0</text:p>
          </table:table-cell>
          <table:table-cell office:value-type="float" office:value="0" table:formula="msoxl:=IF(AND($C51=K$3,$G51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49" table:style-name="ce44">
            <text:p>49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52=I$3,$G52=&quot;Open&quot;), 1, 0)" table:style-name="ce9">
            <text:p>0</text:p>
          </table:table-cell>
          <table:table-cell office:value-type="float" office:value="0" table:formula="msoxl:=IF(AND($C52=J$3,$G52=&quot;Open&quot;), 1, 0)" table:style-name="ce4">
            <text:p>0</text:p>
          </table:table-cell>
          <table:table-cell office:value-type="float" office:value="0" table:formula="msoxl:=IF(AND($C52=K$3,$G52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50" table:style-name="ce44">
            <text:p>50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53=I$3,$G53=&quot;Open&quot;), 1, 0)" table:style-name="ce9">
            <text:p>0</text:p>
          </table:table-cell>
          <table:table-cell office:value-type="float" office:value="0" table:formula="msoxl:=IF(AND($C53=J$3,$G53=&quot;Open&quot;), 1, 0)" table:style-name="ce4">
            <text:p>0</text:p>
          </table:table-cell>
          <table:table-cell office:value-type="float" office:value="0" table:formula="msoxl:=IF(AND($C53=K$3,$G53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51" table:style-name="ce44">
            <text:p>51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54=I$3,$G54=&quot;Open&quot;), 1, 0)" table:style-name="ce9">
            <text:p>0</text:p>
          </table:table-cell>
          <table:table-cell office:value-type="float" office:value="0" table:formula="msoxl:=IF(AND($C54=J$3,$G54=&quot;Open&quot;), 1, 0)" table:style-name="ce4">
            <text:p>0</text:p>
          </table:table-cell>
          <table:table-cell office:value-type="float" office:value="0" table:formula="msoxl:=IF(AND($C54=K$3,$G54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52" table:style-name="ce44">
            <text:p>52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55=I$3,$G55=&quot;Open&quot;), 1, 0)" table:style-name="ce9">
            <text:p>0</text:p>
          </table:table-cell>
          <table:table-cell office:value-type="float" office:value="0" table:formula="msoxl:=IF(AND($C55=J$3,$G55=&quot;Open&quot;), 1, 0)" table:style-name="ce4">
            <text:p>0</text:p>
          </table:table-cell>
          <table:table-cell office:value-type="float" office:value="0" table:formula="msoxl:=IF(AND($C55=K$3,$G55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53" table:style-name="ce44">
            <text:p>53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56=I$3,$G56=&quot;Open&quot;), 1, 0)" table:style-name="ce9">
            <text:p>0</text:p>
          </table:table-cell>
          <table:table-cell office:value-type="float" office:value="0" table:formula="msoxl:=IF(AND($C56=J$3,$G56=&quot;Open&quot;), 1, 0)" table:style-name="ce4">
            <text:p>0</text:p>
          </table:table-cell>
          <table:table-cell office:value-type="float" office:value="0" table:formula="msoxl:=IF(AND($C56=K$3,$G56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54" table:style-name="ce44">
            <text:p>54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57=I$3,$G57=&quot;Open&quot;), 1, 0)" table:style-name="ce9">
            <text:p>0</text:p>
          </table:table-cell>
          <table:table-cell office:value-type="float" office:value="0" table:formula="msoxl:=IF(AND($C57=J$3,$G57=&quot;Open&quot;), 1, 0)" table:style-name="ce4">
            <text:p>0</text:p>
          </table:table-cell>
          <table:table-cell office:value-type="float" office:value="0" table:formula="msoxl:=IF(AND($C57=K$3,$G57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55" table:style-name="ce44">
            <text:p>55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58=I$3,$G58=&quot;Open&quot;), 1, 0)" table:style-name="ce9">
            <text:p>0</text:p>
          </table:table-cell>
          <table:table-cell office:value-type="float" office:value="0" table:formula="msoxl:=IF(AND($C58=J$3,$G58=&quot;Open&quot;), 1, 0)" table:style-name="ce4">
            <text:p>0</text:p>
          </table:table-cell>
          <table:table-cell office:value-type="float" office:value="0" table:formula="msoxl:=IF(AND($C58=K$3,$G5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56" table:style-name="ce44">
            <text:p>56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59=I$3,$G59=&quot;Open&quot;), 1, 0)" table:style-name="ce9">
            <text:p>0</text:p>
          </table:table-cell>
          <table:table-cell office:value-type="float" office:value="0" table:formula="msoxl:=IF(AND($C59=J$3,$G59=&quot;Open&quot;), 1, 0)" table:style-name="ce4">
            <text:p>0</text:p>
          </table:table-cell>
          <table:table-cell office:value-type="float" office:value="0" table:formula="msoxl:=IF(AND($C59=K$3,$G59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57" table:style-name="ce44">
            <text:p>57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60=I$3,$G60=&quot;Open&quot;), 1, 0)" table:style-name="ce9">
            <text:p>0</text:p>
          </table:table-cell>
          <table:table-cell office:value-type="float" office:value="0" table:formula="msoxl:=IF(AND($C60=J$3,$G60=&quot;Open&quot;), 1, 0)" table:style-name="ce4">
            <text:p>0</text:p>
          </table:table-cell>
          <table:table-cell office:value-type="float" office:value="0" table:formula="msoxl:=IF(AND($C60=K$3,$G60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58" table:style-name="ce44">
            <text:p>58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61=I$3,$G61=&quot;Open&quot;), 1, 0)" table:style-name="ce9">
            <text:p>0</text:p>
          </table:table-cell>
          <table:table-cell office:value-type="float" office:value="0" table:formula="msoxl:=IF(AND($C61=J$3,$G61=&quot;Open&quot;), 1, 0)" table:style-name="ce4">
            <text:p>0</text:p>
          </table:table-cell>
          <table:table-cell office:value-type="float" office:value="0" table:formula="msoxl:=IF(AND($C61=K$3,$G61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59" table:style-name="ce44">
            <text:p>59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62=I$3,$G62=&quot;Open&quot;), 1, 0)" table:style-name="ce9">
            <text:p>0</text:p>
          </table:table-cell>
          <table:table-cell office:value-type="float" office:value="0" table:formula="msoxl:=IF(AND($C62=J$3,$G62=&quot;Open&quot;), 1, 0)" table:style-name="ce4">
            <text:p>0</text:p>
          </table:table-cell>
          <table:table-cell office:value-type="float" office:value="0" table:formula="msoxl:=IF(AND($C62=K$3,$G62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60" table:style-name="ce44">
            <text:p>60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63=I$3,$G63=&quot;Open&quot;), 1, 0)" table:style-name="ce9">
            <text:p>0</text:p>
          </table:table-cell>
          <table:table-cell office:value-type="float" office:value="0" table:formula="msoxl:=IF(AND($C63=J$3,$G63=&quot;Open&quot;), 1, 0)" table:style-name="ce4">
            <text:p>0</text:p>
          </table:table-cell>
          <table:table-cell office:value-type="float" office:value="0" table:formula="msoxl:=IF(AND($C63=K$3,$G63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61" table:style-name="ce44">
            <text:p>61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64=I$3,$G64=&quot;Open&quot;), 1, 0)" table:style-name="ce9">
            <text:p>0</text:p>
          </table:table-cell>
          <table:table-cell office:value-type="float" office:value="0" table:formula="msoxl:=IF(AND($C64=J$3,$G64=&quot;Open&quot;), 1, 0)" table:style-name="ce4">
            <text:p>0</text:p>
          </table:table-cell>
          <table:table-cell office:value-type="float" office:value="0" table:formula="msoxl:=IF(AND($C64=K$3,$G64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62" table:style-name="ce44">
            <text:p>62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65=I$3,$G65=&quot;Open&quot;), 1, 0)" table:style-name="ce9">
            <text:p>0</text:p>
          </table:table-cell>
          <table:table-cell office:value-type="float" office:value="0" table:formula="msoxl:=IF(AND($C65=J$3,$G65=&quot;Open&quot;), 1, 0)" table:style-name="ce4">
            <text:p>0</text:p>
          </table:table-cell>
          <table:table-cell office:value-type="float" office:value="0" table:formula="msoxl:=IF(AND($C65=K$3,$G65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63" table:style-name="ce44">
            <text:p>63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66=I$3,$G66=&quot;Open&quot;), 1, 0)" table:style-name="ce9">
            <text:p>0</text:p>
          </table:table-cell>
          <table:table-cell office:value-type="float" office:value="0" table:formula="msoxl:=IF(AND($C66=J$3,$G66=&quot;Open&quot;), 1, 0)" table:style-name="ce4">
            <text:p>0</text:p>
          </table:table-cell>
          <table:table-cell office:value-type="float" office:value="0" table:formula="msoxl:=IF(AND($C66=K$3,$G66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64" table:style-name="ce44">
            <text:p>64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67=I$3,$G67=&quot;Open&quot;), 1, 0)" table:style-name="ce9">
            <text:p>0</text:p>
          </table:table-cell>
          <table:table-cell office:value-type="float" office:value="0" table:formula="msoxl:=IF(AND($C67=J$3,$G67=&quot;Open&quot;), 1, 0)" table:style-name="ce4">
            <text:p>0</text:p>
          </table:table-cell>
          <table:table-cell office:value-type="float" office:value="0" table:formula="msoxl:=IF(AND($C67=K$3,$G67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65" table:style-name="ce44">
            <text:p>65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68=I$3,$G68=&quot;Open&quot;), 1, 0)" table:style-name="ce9">
            <text:p>0</text:p>
          </table:table-cell>
          <table:table-cell office:value-type="float" office:value="0" table:formula="msoxl:=IF(AND($C68=J$3,$G68=&quot;Open&quot;), 1, 0)" table:style-name="ce4">
            <text:p>0</text:p>
          </table:table-cell>
          <table:table-cell office:value-type="float" office:value="0" table:formula="msoxl:=IF(AND($C68=K$3,$G6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66" table:style-name="ce44">
            <text:p>66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69=I$3,$G69=&quot;Open&quot;), 1, 0)" table:style-name="ce9">
            <text:p>0</text:p>
          </table:table-cell>
          <table:table-cell office:value-type="float" office:value="0" table:formula="msoxl:=IF(AND($C69=J$3,$G69=&quot;Open&quot;), 1, 0)" table:style-name="ce4">
            <text:p>0</text:p>
          </table:table-cell>
          <table:table-cell office:value-type="float" office:value="0" table:formula="msoxl:=IF(AND($C69=K$3,$G69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67" table:style-name="ce44">
            <text:p>67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70=I$3,$G70=&quot;Open&quot;), 1, 0)" table:style-name="ce9">
            <text:p>0</text:p>
          </table:table-cell>
          <table:table-cell office:value-type="float" office:value="0" table:formula="msoxl:=IF(AND($C70=J$3,$G70=&quot;Open&quot;), 1, 0)" table:style-name="ce4">
            <text:p>0</text:p>
          </table:table-cell>
          <table:table-cell office:value-type="float" office:value="0" table:formula="msoxl:=IF(AND($C70=K$3,$G70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68" table:style-name="ce44">
            <text:p>68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71=I$3,$G71=&quot;Open&quot;), 1, 0)" table:style-name="ce9">
            <text:p>0</text:p>
          </table:table-cell>
          <table:table-cell office:value-type="float" office:value="0" table:formula="msoxl:=IF(AND($C71=J$3,$G71=&quot;Open&quot;), 1, 0)" table:style-name="ce4">
            <text:p>0</text:p>
          </table:table-cell>
          <table:table-cell office:value-type="float" office:value="0" table:formula="msoxl:=IF(AND($C71=K$3,$G71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69" table:style-name="ce44">
            <text:p>69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72=I$3,$G72=&quot;Open&quot;), 1, 0)" table:style-name="ce9">
            <text:p>0</text:p>
          </table:table-cell>
          <table:table-cell office:value-type="float" office:value="0" table:formula="msoxl:=IF(AND($C72=J$3,$G72=&quot;Open&quot;), 1, 0)" table:style-name="ce4">
            <text:p>0</text:p>
          </table:table-cell>
          <table:table-cell office:value-type="float" office:value="0" table:formula="msoxl:=IF(AND($C72=K$3,$G72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70" table:style-name="ce44">
            <text:p>70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73=I$3,$G73=&quot;Open&quot;), 1, 0)" table:style-name="ce9">
            <text:p>0</text:p>
          </table:table-cell>
          <table:table-cell office:value-type="float" office:value="0" table:formula="msoxl:=IF(AND($C73=J$3,$G73=&quot;Open&quot;), 1, 0)" table:style-name="ce4">
            <text:p>0</text:p>
          </table:table-cell>
          <table:table-cell office:value-type="float" office:value="0" table:formula="msoxl:=IF(AND($C73=K$3,$G73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71" table:style-name="ce44">
            <text:p>71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74=I$3,$G74=&quot;Open&quot;), 1, 0)" table:style-name="ce9">
            <text:p>0</text:p>
          </table:table-cell>
          <table:table-cell office:value-type="float" office:value="0" table:formula="msoxl:=IF(AND($C74=J$3,$G74=&quot;Open&quot;), 1, 0)" table:style-name="ce4">
            <text:p>0</text:p>
          </table:table-cell>
          <table:table-cell office:value-type="float" office:value="0" table:formula="msoxl:=IF(AND($C74=K$3,$G74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72" table:style-name="ce44">
            <text:p>72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75=I$3,$G75=&quot;Open&quot;), 1, 0)" table:style-name="ce9">
            <text:p>0</text:p>
          </table:table-cell>
          <table:table-cell office:value-type="float" office:value="0" table:formula="msoxl:=IF(AND($C75=J$3,$G75=&quot;Open&quot;), 1, 0)" table:style-name="ce4">
            <text:p>0</text:p>
          </table:table-cell>
          <table:table-cell office:value-type="float" office:value="0" table:formula="msoxl:=IF(AND($C75=K$3,$G75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73" table:style-name="ce44">
            <text:p>73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76=I$3,$G76=&quot;Open&quot;), 1, 0)" table:style-name="ce9">
            <text:p>0</text:p>
          </table:table-cell>
          <table:table-cell office:value-type="float" office:value="0" table:formula="msoxl:=IF(AND($C76=J$3,$G76=&quot;Open&quot;), 1, 0)" table:style-name="ce4">
            <text:p>0</text:p>
          </table:table-cell>
          <table:table-cell office:value-type="float" office:value="0" table:formula="msoxl:=IF(AND($C76=K$3,$G76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74" table:style-name="ce44">
            <text:p>74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77=I$3,$G77=&quot;Open&quot;), 1, 0)" table:style-name="ce9">
            <text:p>0</text:p>
          </table:table-cell>
          <table:table-cell office:value-type="float" office:value="0" table:formula="msoxl:=IF(AND($C77=J$3,$G77=&quot;Open&quot;), 1, 0)" table:style-name="ce4">
            <text:p>0</text:p>
          </table:table-cell>
          <table:table-cell office:value-type="float" office:value="0" table:formula="msoxl:=IF(AND($C77=K$3,$G77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75" table:style-name="ce44">
            <text:p>75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78=I$3,$G78=&quot;Open&quot;), 1, 0)" table:style-name="ce9">
            <text:p>0</text:p>
          </table:table-cell>
          <table:table-cell office:value-type="float" office:value="0" table:formula="msoxl:=IF(AND($C78=J$3,$G78=&quot;Open&quot;), 1, 0)" table:style-name="ce4">
            <text:p>0</text:p>
          </table:table-cell>
          <table:table-cell office:value-type="float" office:value="0" table:formula="msoxl:=IF(AND($C78=K$3,$G7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76" table:style-name="ce44">
            <text:p>76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79=I$3,$G79=&quot;Open&quot;), 1, 0)" table:style-name="ce9">
            <text:p>0</text:p>
          </table:table-cell>
          <table:table-cell office:value-type="float" office:value="0" table:formula="msoxl:=IF(AND($C79=J$3,$G79=&quot;Open&quot;), 1, 0)" table:style-name="ce4">
            <text:p>0</text:p>
          </table:table-cell>
          <table:table-cell office:value-type="float" office:value="0" table:formula="msoxl:=IF(AND($C79=K$3,$G79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77" table:style-name="ce44">
            <text:p>77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80=I$3,$G80=&quot;Open&quot;), 1, 0)" table:style-name="ce9">
            <text:p>0</text:p>
          </table:table-cell>
          <table:table-cell office:value-type="float" office:value="0" table:formula="msoxl:=IF(AND($C80=J$3,$G80=&quot;Open&quot;), 1, 0)" table:style-name="ce4">
            <text:p>0</text:p>
          </table:table-cell>
          <table:table-cell office:value-type="float" office:value="0" table:formula="msoxl:=IF(AND($C80=K$3,$G80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78" table:style-name="ce44">
            <text:p>78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81=I$3,$G81=&quot;Open&quot;), 1, 0)" table:style-name="ce9">
            <text:p>0</text:p>
          </table:table-cell>
          <table:table-cell office:value-type="float" office:value="0" table:formula="msoxl:=IF(AND($C81=J$3,$G81=&quot;Open&quot;), 1, 0)" table:style-name="ce4">
            <text:p>0</text:p>
          </table:table-cell>
          <table:table-cell office:value-type="float" office:value="0" table:formula="msoxl:=IF(AND($C81=K$3,$G81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79" table:style-name="ce44">
            <text:p>79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82=I$3,$G82=&quot;Open&quot;), 1, 0)" table:style-name="ce9">
            <text:p>0</text:p>
          </table:table-cell>
          <table:table-cell office:value-type="float" office:value="0" table:formula="msoxl:=IF(AND($C82=J$3,$G82=&quot;Open&quot;), 1, 0)" table:style-name="ce4">
            <text:p>0</text:p>
          </table:table-cell>
          <table:table-cell office:value-type="float" office:value="0" table:formula="msoxl:=IF(AND($C82=K$3,$G82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80" table:style-name="ce44">
            <text:p>80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83=I$3,$G83=&quot;Open&quot;), 1, 0)" table:style-name="ce9">
            <text:p>0</text:p>
          </table:table-cell>
          <table:table-cell office:value-type="float" office:value="0" table:formula="msoxl:=IF(AND($C83=J$3,$G83=&quot;Open&quot;), 1, 0)" table:style-name="ce4">
            <text:p>0</text:p>
          </table:table-cell>
          <table:table-cell office:value-type="float" office:value="0" table:formula="msoxl:=IF(AND($C83=K$3,$G83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81" table:style-name="ce44">
            <text:p>81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84=I$3,$G84=&quot;Open&quot;), 1, 0)" table:style-name="ce9">
            <text:p>0</text:p>
          </table:table-cell>
          <table:table-cell office:value-type="float" office:value="0" table:formula="msoxl:=IF(AND($C84=J$3,$G84=&quot;Open&quot;), 1, 0)" table:style-name="ce4">
            <text:p>0</text:p>
          </table:table-cell>
          <table:table-cell office:value-type="float" office:value="0" table:formula="msoxl:=IF(AND($C84=K$3,$G84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82" table:style-name="ce44">
            <text:p>82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85=I$3,$G85=&quot;Open&quot;), 1, 0)" table:style-name="ce9">
            <text:p>0</text:p>
          </table:table-cell>
          <table:table-cell office:value-type="float" office:value="0" table:formula="msoxl:=IF(AND($C85=J$3,$G85=&quot;Open&quot;), 1, 0)" table:style-name="ce4">
            <text:p>0</text:p>
          </table:table-cell>
          <table:table-cell office:value-type="float" office:value="0" table:formula="msoxl:=IF(AND($C85=K$3,$G85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83" table:style-name="ce44">
            <text:p>83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86=I$3,$G86=&quot;Open&quot;), 1, 0)" table:style-name="ce9">
            <text:p>0</text:p>
          </table:table-cell>
          <table:table-cell office:value-type="float" office:value="0" table:formula="msoxl:=IF(AND($C86=J$3,$G86=&quot;Open&quot;), 1, 0)" table:style-name="ce4">
            <text:p>0</text:p>
          </table:table-cell>
          <table:table-cell office:value-type="float" office:value="0" table:formula="msoxl:=IF(AND($C86=K$3,$G86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84" table:style-name="ce44">
            <text:p>84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87=I$3,$G87=&quot;Open&quot;), 1, 0)" table:style-name="ce9">
            <text:p>0</text:p>
          </table:table-cell>
          <table:table-cell office:value-type="float" office:value="0" table:formula="msoxl:=IF(AND($C87=J$3,$G87=&quot;Open&quot;), 1, 0)" table:style-name="ce4">
            <text:p>0</text:p>
          </table:table-cell>
          <table:table-cell office:value-type="float" office:value="0" table:formula="msoxl:=IF(AND($C87=K$3,$G87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85" table:style-name="ce44">
            <text:p>85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88=I$3,$G88=&quot;Open&quot;), 1, 0)" table:style-name="ce9">
            <text:p>0</text:p>
          </table:table-cell>
          <table:table-cell office:value-type="float" office:value="0" table:formula="msoxl:=IF(AND($C88=J$3,$G88=&quot;Open&quot;), 1, 0)" table:style-name="ce4">
            <text:p>0</text:p>
          </table:table-cell>
          <table:table-cell office:value-type="float" office:value="0" table:formula="msoxl:=IF(AND($C88=K$3,$G8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86" table:style-name="ce44">
            <text:p>86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89=I$3,$G89=&quot;Open&quot;), 1, 0)" table:style-name="ce9">
            <text:p>0</text:p>
          </table:table-cell>
          <table:table-cell office:value-type="float" office:value="0" table:formula="msoxl:=IF(AND($C89=J$3,$G89=&quot;Open&quot;), 1, 0)" table:style-name="ce4">
            <text:p>0</text:p>
          </table:table-cell>
          <table:table-cell office:value-type="float" office:value="0" table:formula="msoxl:=IF(AND($C89=K$3,$G89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87" table:style-name="ce44">
            <text:p>87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90=I$3,$G90=&quot;Open&quot;), 1, 0)" table:style-name="ce9">
            <text:p>0</text:p>
          </table:table-cell>
          <table:table-cell office:value-type="float" office:value="0" table:formula="msoxl:=IF(AND($C90=J$3,$G90=&quot;Open&quot;), 1, 0)" table:style-name="ce4">
            <text:p>0</text:p>
          </table:table-cell>
          <table:table-cell office:value-type="float" office:value="0" table:formula="msoxl:=IF(AND($C90=K$3,$G90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88" table:style-name="ce44">
            <text:p>88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91=I$3,$G91=&quot;Open&quot;), 1, 0)" table:style-name="ce9">
            <text:p>0</text:p>
          </table:table-cell>
          <table:table-cell office:value-type="float" office:value="0" table:formula="msoxl:=IF(AND($C91=J$3,$G91=&quot;Open&quot;), 1, 0)" table:style-name="ce4">
            <text:p>0</text:p>
          </table:table-cell>
          <table:table-cell office:value-type="float" office:value="0" table:formula="msoxl:=IF(AND($C91=K$3,$G91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89" table:style-name="ce44">
            <text:p>89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92=I$3,$G92=&quot;Open&quot;), 1, 0)" table:style-name="ce9">
            <text:p>0</text:p>
          </table:table-cell>
          <table:table-cell office:value-type="float" office:value="0" table:formula="msoxl:=IF(AND($C92=J$3,$G92=&quot;Open&quot;), 1, 0)" table:style-name="ce4">
            <text:p>0</text:p>
          </table:table-cell>
          <table:table-cell office:value-type="float" office:value="0" table:formula="msoxl:=IF(AND($C92=K$3,$G92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90" table:style-name="ce44">
            <text:p>90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93=I$3,$G93=&quot;Open&quot;), 1, 0)" table:style-name="ce9">
            <text:p>0</text:p>
          </table:table-cell>
          <table:table-cell office:value-type="float" office:value="0" table:formula="msoxl:=IF(AND($C93=J$3,$G93=&quot;Open&quot;), 1, 0)" table:style-name="ce4">
            <text:p>0</text:p>
          </table:table-cell>
          <table:table-cell office:value-type="float" office:value="0" table:formula="msoxl:=IF(AND($C93=K$3,$G93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91" table:style-name="ce44">
            <text:p>91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94=I$3,$G94=&quot;Open&quot;), 1, 0)" table:style-name="ce9">
            <text:p>0</text:p>
          </table:table-cell>
          <table:table-cell office:value-type="float" office:value="0" table:formula="msoxl:=IF(AND($C94=J$3,$G94=&quot;Open&quot;), 1, 0)" table:style-name="ce4">
            <text:p>0</text:p>
          </table:table-cell>
          <table:table-cell office:value-type="float" office:value="0" table:formula="msoxl:=IF(AND($C94=K$3,$G94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92" table:style-name="ce44">
            <text:p>92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95=I$3,$G95=&quot;Open&quot;), 1, 0)" table:style-name="ce9">
            <text:p>0</text:p>
          </table:table-cell>
          <table:table-cell office:value-type="float" office:value="0" table:formula="msoxl:=IF(AND($C95=J$3,$G95=&quot;Open&quot;), 1, 0)" table:style-name="ce4">
            <text:p>0</text:p>
          </table:table-cell>
          <table:table-cell office:value-type="float" office:value="0" table:formula="msoxl:=IF(AND($C95=K$3,$G95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93" table:style-name="ce44">
            <text:p>93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96=I$3,$G96=&quot;Open&quot;), 1, 0)" table:style-name="ce9">
            <text:p>0</text:p>
          </table:table-cell>
          <table:table-cell office:value-type="float" office:value="0" table:formula="msoxl:=IF(AND($C96=J$3,$G96=&quot;Open&quot;), 1, 0)" table:style-name="ce4">
            <text:p>0</text:p>
          </table:table-cell>
          <table:table-cell office:value-type="float" office:value="0" table:formula="msoxl:=IF(AND($C96=K$3,$G96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94" table:style-name="ce44">
            <text:p>94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97=I$3,$G97=&quot;Open&quot;), 1, 0)" table:style-name="ce9">
            <text:p>0</text:p>
          </table:table-cell>
          <table:table-cell office:value-type="float" office:value="0" table:formula="msoxl:=IF(AND($C97=J$3,$G97=&quot;Open&quot;), 1, 0)" table:style-name="ce4">
            <text:p>0</text:p>
          </table:table-cell>
          <table:table-cell office:value-type="float" office:value="0" table:formula="msoxl:=IF(AND($C97=K$3,$G97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95" table:style-name="ce44">
            <text:p>95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98=I$3,$G98=&quot;Open&quot;), 1, 0)" table:style-name="ce9">
            <text:p>0</text:p>
          </table:table-cell>
          <table:table-cell office:value-type="float" office:value="0" table:formula="msoxl:=IF(AND($C98=J$3,$G98=&quot;Open&quot;), 1, 0)" table:style-name="ce4">
            <text:p>0</text:p>
          </table:table-cell>
          <table:table-cell office:value-type="float" office:value="0" table:formula="msoxl:=IF(AND($C98=K$3,$G9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96" table:style-name="ce44">
            <text:p>96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99=I$3,$G99=&quot;Open&quot;), 1, 0)" table:style-name="ce9">
            <text:p>0</text:p>
          </table:table-cell>
          <table:table-cell office:value-type="float" office:value="0" table:formula="msoxl:=IF(AND($C99=J$3,$G99=&quot;Open&quot;), 1, 0)" table:style-name="ce4">
            <text:p>0</text:p>
          </table:table-cell>
          <table:table-cell office:value-type="float" office:value="0" table:formula="msoxl:=IF(AND($C99=K$3,$G99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97" table:style-name="ce44">
            <text:p>97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00=I$3,$G100=&quot;Open&quot;), 1, 0)" table:style-name="ce9">
            <text:p>0</text:p>
          </table:table-cell>
          <table:table-cell office:value-type="float" office:value="0" table:formula="msoxl:=IF(AND($C100=J$3,$G100=&quot;Open&quot;), 1, 0)" table:style-name="ce4">
            <text:p>0</text:p>
          </table:table-cell>
          <table:table-cell office:value-type="float" office:value="0" table:formula="msoxl:=IF(AND($C100=K$3,$G100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98" table:style-name="ce44">
            <text:p>98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01=I$3,$G101=&quot;Open&quot;), 1, 0)" table:style-name="ce9">
            <text:p>0</text:p>
          </table:table-cell>
          <table:table-cell office:value-type="float" office:value="0" table:formula="msoxl:=IF(AND($C101=J$3,$G101=&quot;Open&quot;), 1, 0)" table:style-name="ce4">
            <text:p>0</text:p>
          </table:table-cell>
          <table:table-cell office:value-type="float" office:value="0" table:formula="msoxl:=IF(AND($C101=K$3,$G101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99" table:style-name="ce44">
            <text:p>99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02=I$3,$G102=&quot;Open&quot;), 1, 0)" table:style-name="ce9">
            <text:p>0</text:p>
          </table:table-cell>
          <table:table-cell office:value-type="float" office:value="0" table:formula="msoxl:=IF(AND($C102=J$3,$G102=&quot;Open&quot;), 1, 0)" table:style-name="ce4">
            <text:p>0</text:p>
          </table:table-cell>
          <table:table-cell office:value-type="float" office:value="0" table:formula="msoxl:=IF(AND($C102=K$3,$G102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00" table:style-name="ce44">
            <text:p>100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03=I$3,$G103=&quot;Open&quot;), 1, 0)" table:style-name="ce9">
            <text:p>0</text:p>
          </table:table-cell>
          <table:table-cell office:value-type="float" office:value="0" table:formula="msoxl:=IF(AND($C103=J$3,$G103=&quot;Open&quot;), 1, 0)" table:style-name="ce4">
            <text:p>0</text:p>
          </table:table-cell>
          <table:table-cell office:value-type="float" office:value="0" table:formula="msoxl:=IF(AND($C103=K$3,$G103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01" table:style-name="ce44">
            <text:p>101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04=I$3,$G104=&quot;Open&quot;), 1, 0)" table:style-name="ce9">
            <text:p>0</text:p>
          </table:table-cell>
          <table:table-cell office:value-type="float" office:value="0" table:formula="msoxl:=IF(AND($C104=J$3,$G104=&quot;Open&quot;), 1, 0)" table:style-name="ce4">
            <text:p>0</text:p>
          </table:table-cell>
          <table:table-cell office:value-type="float" office:value="0" table:formula="msoxl:=IF(AND($C104=K$3,$G104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02" table:style-name="ce44">
            <text:p>102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05=I$3,$G105=&quot;Open&quot;), 1, 0)" table:style-name="ce9">
            <text:p>0</text:p>
          </table:table-cell>
          <table:table-cell office:value-type="float" office:value="0" table:formula="msoxl:=IF(AND($C105=J$3,$G105=&quot;Open&quot;), 1, 0)" table:style-name="ce4">
            <text:p>0</text:p>
          </table:table-cell>
          <table:table-cell office:value-type="float" office:value="0" table:formula="msoxl:=IF(AND($C105=K$3,$G105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03" table:style-name="ce44">
            <text:p>103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06=I$3,$G106=&quot;Open&quot;), 1, 0)" table:style-name="ce9">
            <text:p>0</text:p>
          </table:table-cell>
          <table:table-cell office:value-type="float" office:value="0" table:formula="msoxl:=IF(AND($C106=J$3,$G106=&quot;Open&quot;), 1, 0)" table:style-name="ce4">
            <text:p>0</text:p>
          </table:table-cell>
          <table:table-cell office:value-type="float" office:value="0" table:formula="msoxl:=IF(AND($C106=K$3,$G106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04" table:style-name="ce44">
            <text:p>104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07=I$3,$G107=&quot;Open&quot;), 1, 0)" table:style-name="ce9">
            <text:p>0</text:p>
          </table:table-cell>
          <table:table-cell office:value-type="float" office:value="0" table:formula="msoxl:=IF(AND($C107=J$3,$G107=&quot;Open&quot;), 1, 0)" table:style-name="ce4">
            <text:p>0</text:p>
          </table:table-cell>
          <table:table-cell office:value-type="float" office:value="0" table:formula="msoxl:=IF(AND($C107=K$3,$G107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05" table:style-name="ce44">
            <text:p>105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08=I$3,$G108=&quot;Open&quot;), 1, 0)" table:style-name="ce9">
            <text:p>0</text:p>
          </table:table-cell>
          <table:table-cell office:value-type="float" office:value="0" table:formula="msoxl:=IF(AND($C108=J$3,$G108=&quot;Open&quot;), 1, 0)" table:style-name="ce4">
            <text:p>0</text:p>
          </table:table-cell>
          <table:table-cell office:value-type="float" office:value="0" table:formula="msoxl:=IF(AND($C108=K$3,$G10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06" table:style-name="ce44">
            <text:p>106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09=I$3,$G109=&quot;Open&quot;), 1, 0)" table:style-name="ce9">
            <text:p>0</text:p>
          </table:table-cell>
          <table:table-cell office:value-type="float" office:value="0" table:formula="msoxl:=IF(AND($C109=J$3,$G109=&quot;Open&quot;), 1, 0)" table:style-name="ce4">
            <text:p>0</text:p>
          </table:table-cell>
          <table:table-cell office:value-type="float" office:value="0" table:formula="msoxl:=IF(AND($C109=K$3,$G109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07" table:style-name="ce44">
            <text:p>107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10=I$3,$G110=&quot;Open&quot;), 1, 0)" table:style-name="ce9">
            <text:p>0</text:p>
          </table:table-cell>
          <table:table-cell office:value-type="float" office:value="0" table:formula="msoxl:=IF(AND($C110=J$3,$G110=&quot;Open&quot;), 1, 0)" table:style-name="ce4">
            <text:p>0</text:p>
          </table:table-cell>
          <table:table-cell office:value-type="float" office:value="0" table:formula="msoxl:=IF(AND($C110=K$3,$G110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08" table:style-name="ce44">
            <text:p>108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11=I$3,$G111=&quot;Open&quot;), 1, 0)" table:style-name="ce9">
            <text:p>0</text:p>
          </table:table-cell>
          <table:table-cell office:value-type="float" office:value="0" table:formula="msoxl:=IF(AND($C111=J$3,$G111=&quot;Open&quot;), 1, 0)" table:style-name="ce4">
            <text:p>0</text:p>
          </table:table-cell>
          <table:table-cell office:value-type="float" office:value="0" table:formula="msoxl:=IF(AND($C111=K$3,$G111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09" table:style-name="ce44">
            <text:p>109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12=I$3,$G112=&quot;Open&quot;), 1, 0)" table:style-name="ce9">
            <text:p>0</text:p>
          </table:table-cell>
          <table:table-cell office:value-type="float" office:value="0" table:formula="msoxl:=IF(AND($C112=J$3,$G112=&quot;Open&quot;), 1, 0)" table:style-name="ce4">
            <text:p>0</text:p>
          </table:table-cell>
          <table:table-cell office:value-type="float" office:value="0" table:formula="msoxl:=IF(AND($C112=K$3,$G112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10" table:style-name="ce44">
            <text:p>110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13=I$3,$G113=&quot;Open&quot;), 1, 0)" table:style-name="ce9">
            <text:p>0</text:p>
          </table:table-cell>
          <table:table-cell office:value-type="float" office:value="0" table:formula="msoxl:=IF(AND($C113=J$3,$G113=&quot;Open&quot;), 1, 0)" table:style-name="ce4">
            <text:p>0</text:p>
          </table:table-cell>
          <table:table-cell office:value-type="float" office:value="0" table:formula="msoxl:=IF(AND($C113=K$3,$G113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11" table:style-name="ce44">
            <text:p>111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14=I$3,$G114=&quot;Open&quot;), 1, 0)" table:style-name="ce9">
            <text:p>0</text:p>
          </table:table-cell>
          <table:table-cell office:value-type="float" office:value="0" table:formula="msoxl:=IF(AND($C114=J$3,$G114=&quot;Open&quot;), 1, 0)" table:style-name="ce4">
            <text:p>0</text:p>
          </table:table-cell>
          <table:table-cell office:value-type="float" office:value="0" table:formula="msoxl:=IF(AND($C114=K$3,$G114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12" table:style-name="ce44">
            <text:p>112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15=I$3,$G115=&quot;Open&quot;), 1, 0)" table:style-name="ce9">
            <text:p>0</text:p>
          </table:table-cell>
          <table:table-cell office:value-type="float" office:value="0" table:formula="msoxl:=IF(AND($C115=J$3,$G115=&quot;Open&quot;), 1, 0)" table:style-name="ce4">
            <text:p>0</text:p>
          </table:table-cell>
          <table:table-cell office:value-type="float" office:value="0" table:formula="msoxl:=IF(AND($C115=K$3,$G115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13" table:style-name="ce44">
            <text:p>113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16=I$3,$G116=&quot;Open&quot;), 1, 0)" table:style-name="ce9">
            <text:p>0</text:p>
          </table:table-cell>
          <table:table-cell office:value-type="float" office:value="0" table:formula="msoxl:=IF(AND($C116=J$3,$G116=&quot;Open&quot;), 1, 0)" table:style-name="ce4">
            <text:p>0</text:p>
          </table:table-cell>
          <table:table-cell office:value-type="float" office:value="0" table:formula="msoxl:=IF(AND($C116=K$3,$G116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14" table:style-name="ce44">
            <text:p>114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17=I$3,$G117=&quot;Open&quot;), 1, 0)" table:style-name="ce9">
            <text:p>0</text:p>
          </table:table-cell>
          <table:table-cell office:value-type="float" office:value="0" table:formula="msoxl:=IF(AND($C117=J$3,$G117=&quot;Open&quot;), 1, 0)" table:style-name="ce4">
            <text:p>0</text:p>
          </table:table-cell>
          <table:table-cell office:value-type="float" office:value="0" table:formula="msoxl:=IF(AND($C117=K$3,$G117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15" table:style-name="ce44">
            <text:p>115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18=I$3,$G118=&quot;Open&quot;), 1, 0)" table:style-name="ce9">
            <text:p>0</text:p>
          </table:table-cell>
          <table:table-cell office:value-type="float" office:value="0" table:formula="msoxl:=IF(AND($C118=J$3,$G118=&quot;Open&quot;), 1, 0)" table:style-name="ce4">
            <text:p>0</text:p>
          </table:table-cell>
          <table:table-cell office:value-type="float" office:value="0" table:formula="msoxl:=IF(AND($C118=K$3,$G11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16" table:style-name="ce44">
            <text:p>116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19=I$3,$G119=&quot;Open&quot;), 1, 0)" table:style-name="ce9">
            <text:p>0</text:p>
          </table:table-cell>
          <table:table-cell office:value-type="float" office:value="0" table:formula="msoxl:=IF(AND($C119=J$3,$G119=&quot;Open&quot;), 1, 0)" table:style-name="ce4">
            <text:p>0</text:p>
          </table:table-cell>
          <table:table-cell office:value-type="float" office:value="0" table:formula="msoxl:=IF(AND($C119=K$3,$G119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17" table:style-name="ce44">
            <text:p>117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20=I$3,$G120=&quot;Open&quot;), 1, 0)" table:style-name="ce9">
            <text:p>0</text:p>
          </table:table-cell>
          <table:table-cell office:value-type="float" office:value="0" table:formula="msoxl:=IF(AND($C120=J$3,$G120=&quot;Open&quot;), 1, 0)" table:style-name="ce4">
            <text:p>0</text:p>
          </table:table-cell>
          <table:table-cell office:value-type="float" office:value="0" table:formula="msoxl:=IF(AND($C120=K$3,$G120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18" table:style-name="ce44">
            <text:p>118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21=I$3,$G121=&quot;Open&quot;), 1, 0)" table:style-name="ce9">
            <text:p>0</text:p>
          </table:table-cell>
          <table:table-cell office:value-type="float" office:value="0" table:formula="msoxl:=IF(AND($C121=J$3,$G121=&quot;Open&quot;), 1, 0)" table:style-name="ce4">
            <text:p>0</text:p>
          </table:table-cell>
          <table:table-cell office:value-type="float" office:value="0" table:formula="msoxl:=IF(AND($C121=K$3,$G121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19" table:style-name="ce44">
            <text:p>119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22=I$3,$G122=&quot;Open&quot;), 1, 0)" table:style-name="ce9">
            <text:p>0</text:p>
          </table:table-cell>
          <table:table-cell office:value-type="float" office:value="0" table:formula="msoxl:=IF(AND($C122=J$3,$G122=&quot;Open&quot;), 1, 0)" table:style-name="ce4">
            <text:p>0</text:p>
          </table:table-cell>
          <table:table-cell office:value-type="float" office:value="0" table:formula="msoxl:=IF(AND($C122=K$3,$G122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20" table:style-name="ce44">
            <text:p>120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23=I$3,$G123=&quot;Open&quot;), 1, 0)" table:style-name="ce9">
            <text:p>0</text:p>
          </table:table-cell>
          <table:table-cell office:value-type="float" office:value="0" table:formula="msoxl:=IF(AND($C123=J$3,$G123=&quot;Open&quot;), 1, 0)" table:style-name="ce4">
            <text:p>0</text:p>
          </table:table-cell>
          <table:table-cell office:value-type="float" office:value="0" table:formula="msoxl:=IF(AND($C123=K$3,$G123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21" table:style-name="ce44">
            <text:p>121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24=I$3,$G124=&quot;Open&quot;), 1, 0)" table:style-name="ce9">
            <text:p>0</text:p>
          </table:table-cell>
          <table:table-cell office:value-type="float" office:value="0" table:formula="msoxl:=IF(AND($C124=J$3,$G124=&quot;Open&quot;), 1, 0)" table:style-name="ce4">
            <text:p>0</text:p>
          </table:table-cell>
          <table:table-cell office:value-type="float" office:value="0" table:formula="msoxl:=IF(AND($C124=K$3,$G124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22" table:style-name="ce44">
            <text:p>122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25=I$3,$G125=&quot;Open&quot;), 1, 0)" table:style-name="ce9">
            <text:p>0</text:p>
          </table:table-cell>
          <table:table-cell office:value-type="float" office:value="0" table:formula="msoxl:=IF(AND($C125=J$3,$G125=&quot;Open&quot;), 1, 0)" table:style-name="ce4">
            <text:p>0</text:p>
          </table:table-cell>
          <table:table-cell office:value-type="float" office:value="0" table:formula="msoxl:=IF(AND($C125=K$3,$G125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23" table:style-name="ce44">
            <text:p>123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26=I$3,$G126=&quot;Open&quot;), 1, 0)" table:style-name="ce9">
            <text:p>0</text:p>
          </table:table-cell>
          <table:table-cell office:value-type="float" office:value="0" table:formula="msoxl:=IF(AND($C126=J$3,$G126=&quot;Open&quot;), 1, 0)" table:style-name="ce4">
            <text:p>0</text:p>
          </table:table-cell>
          <table:table-cell office:value-type="float" office:value="0" table:formula="msoxl:=IF(AND($C126=K$3,$G126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24" table:style-name="ce44">
            <text:p>124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27=I$3,$G127=&quot;Open&quot;), 1, 0)" table:style-name="ce9">
            <text:p>0</text:p>
          </table:table-cell>
          <table:table-cell office:value-type="float" office:value="0" table:formula="msoxl:=IF(AND($C127=J$3,$G127=&quot;Open&quot;), 1, 0)" table:style-name="ce4">
            <text:p>0</text:p>
          </table:table-cell>
          <table:table-cell office:value-type="float" office:value="0" table:formula="msoxl:=IF(AND($C127=K$3,$G127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25" table:style-name="ce44">
            <text:p>125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28=I$3,$G128=&quot;Open&quot;), 1, 0)" table:style-name="ce9">
            <text:p>0</text:p>
          </table:table-cell>
          <table:table-cell office:value-type="float" office:value="0" table:formula="msoxl:=IF(AND($C128=J$3,$G128=&quot;Open&quot;), 1, 0)" table:style-name="ce4">
            <text:p>0</text:p>
          </table:table-cell>
          <table:table-cell office:value-type="float" office:value="0" table:formula="msoxl:=IF(AND($C128=K$3,$G12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26" table:style-name="ce44">
            <text:p>126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29=I$3,$G129=&quot;Open&quot;), 1, 0)" table:style-name="ce9">
            <text:p>0</text:p>
          </table:table-cell>
          <table:table-cell office:value-type="float" office:value="0" table:formula="msoxl:=IF(AND($C129=J$3,$G129=&quot;Open&quot;), 1, 0)" table:style-name="ce4">
            <text:p>0</text:p>
          </table:table-cell>
          <table:table-cell office:value-type="float" office:value="0" table:formula="msoxl:=IF(AND($C129=K$3,$G129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27" table:style-name="ce44">
            <text:p>127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30=I$3,$G130=&quot;Open&quot;), 1, 0)" table:style-name="ce9">
            <text:p>0</text:p>
          </table:table-cell>
          <table:table-cell office:value-type="float" office:value="0" table:formula="msoxl:=IF(AND($C130=J$3,$G130=&quot;Open&quot;), 1, 0)" table:style-name="ce4">
            <text:p>0</text:p>
          </table:table-cell>
          <table:table-cell office:value-type="float" office:value="0" table:formula="msoxl:=IF(AND($C130=K$3,$G130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28" table:style-name="ce44">
            <text:p>128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31=I$3,$G131=&quot;Open&quot;), 1, 0)" table:style-name="ce9">
            <text:p>0</text:p>
          </table:table-cell>
          <table:table-cell office:value-type="float" office:value="0" table:formula="msoxl:=IF(AND($C131=J$3,$G131=&quot;Open&quot;), 1, 0)" table:style-name="ce4">
            <text:p>0</text:p>
          </table:table-cell>
          <table:table-cell office:value-type="float" office:value="0" table:formula="msoxl:=IF(AND($C131=K$3,$G131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29" table:style-name="ce44">
            <text:p>129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32=I$3,$G132=&quot;Open&quot;), 1, 0)" table:style-name="ce9">
            <text:p>0</text:p>
          </table:table-cell>
          <table:table-cell office:value-type="float" office:value="0" table:formula="msoxl:=IF(AND($C132=J$3,$G132=&quot;Open&quot;), 1, 0)" table:style-name="ce4">
            <text:p>0</text:p>
          </table:table-cell>
          <table:table-cell office:value-type="float" office:value="0" table:formula="msoxl:=IF(AND($C132=K$3,$G132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30" table:style-name="ce44">
            <text:p>130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33=I$3,$G133=&quot;Open&quot;), 1, 0)" table:style-name="ce9">
            <text:p>0</text:p>
          </table:table-cell>
          <table:table-cell office:value-type="float" office:value="0" table:formula="msoxl:=IF(AND($C133=J$3,$G133=&quot;Open&quot;), 1, 0)" table:style-name="ce4">
            <text:p>0</text:p>
          </table:table-cell>
          <table:table-cell office:value-type="float" office:value="0" table:formula="msoxl:=IF(AND($C133=K$3,$G133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31" table:style-name="ce44">
            <text:p>131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34=I$3,$G134=&quot;Open&quot;), 1, 0)" table:style-name="ce9">
            <text:p>0</text:p>
          </table:table-cell>
          <table:table-cell office:value-type="float" office:value="0" table:formula="msoxl:=IF(AND($C134=J$3,$G134=&quot;Open&quot;), 1, 0)" table:style-name="ce4">
            <text:p>0</text:p>
          </table:table-cell>
          <table:table-cell office:value-type="float" office:value="0" table:formula="msoxl:=IF(AND($C134=K$3,$G134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32" table:style-name="ce44">
            <text:p>132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35=I$3,$G135=&quot;Open&quot;), 1, 0)" table:style-name="ce9">
            <text:p>0</text:p>
          </table:table-cell>
          <table:table-cell office:value-type="float" office:value="0" table:formula="msoxl:=IF(AND($C135=J$3,$G135=&quot;Open&quot;), 1, 0)" table:style-name="ce4">
            <text:p>0</text:p>
          </table:table-cell>
          <table:table-cell office:value-type="float" office:value="0" table:formula="msoxl:=IF(AND($C135=K$3,$G135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33" table:style-name="ce44">
            <text:p>133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36=I$3,$G136=&quot;Open&quot;), 1, 0)" table:style-name="ce9">
            <text:p>0</text:p>
          </table:table-cell>
          <table:table-cell office:value-type="float" office:value="0" table:formula="msoxl:=IF(AND($C136=J$3,$G136=&quot;Open&quot;), 1, 0)" table:style-name="ce4">
            <text:p>0</text:p>
          </table:table-cell>
          <table:table-cell office:value-type="float" office:value="0" table:formula="msoxl:=IF(AND($C136=K$3,$G136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34" table:style-name="ce44">
            <text:p>134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37=I$3,$G137=&quot;Open&quot;), 1, 0)" table:style-name="ce9">
            <text:p>0</text:p>
          </table:table-cell>
          <table:table-cell office:value-type="float" office:value="0" table:formula="msoxl:=IF(AND($C137=J$3,$G137=&quot;Open&quot;), 1, 0)" table:style-name="ce4">
            <text:p>0</text:p>
          </table:table-cell>
          <table:table-cell office:value-type="float" office:value="0" table:formula="msoxl:=IF(AND($C137=K$3,$G137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35" table:style-name="ce44">
            <text:p>135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38=I$3,$G138=&quot;Open&quot;), 1, 0)" table:style-name="ce9">
            <text:p>0</text:p>
          </table:table-cell>
          <table:table-cell office:value-type="float" office:value="0" table:formula="msoxl:=IF(AND($C138=J$3,$G138=&quot;Open&quot;), 1, 0)" table:style-name="ce4">
            <text:p>0</text:p>
          </table:table-cell>
          <table:table-cell office:value-type="float" office:value="0" table:formula="msoxl:=IF(AND($C138=K$3,$G13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36" table:style-name="ce44">
            <text:p>136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39=I$3,$G139=&quot;Open&quot;), 1, 0)" table:style-name="ce9">
            <text:p>0</text:p>
          </table:table-cell>
          <table:table-cell office:value-type="float" office:value="0" table:formula="msoxl:=IF(AND($C139=J$3,$G139=&quot;Open&quot;), 1, 0)" table:style-name="ce4">
            <text:p>0</text:p>
          </table:table-cell>
          <table:table-cell office:value-type="float" office:value="0" table:formula="msoxl:=IF(AND($C139=K$3,$G139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37" table:style-name="ce44">
            <text:p>137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40=I$3,$G140=&quot;Open&quot;), 1, 0)" table:style-name="ce9">
            <text:p>0</text:p>
          </table:table-cell>
          <table:table-cell office:value-type="float" office:value="0" table:formula="msoxl:=IF(AND($C140=J$3,$G140=&quot;Open&quot;), 1, 0)" table:style-name="ce4">
            <text:p>0</text:p>
          </table:table-cell>
          <table:table-cell office:value-type="float" office:value="0" table:formula="msoxl:=IF(AND($C140=K$3,$G140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38" table:style-name="ce44">
            <text:p>138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41=I$3,$G141=&quot;Open&quot;), 1, 0)" table:style-name="ce9">
            <text:p>0</text:p>
          </table:table-cell>
          <table:table-cell office:value-type="float" office:value="0" table:formula="msoxl:=IF(AND($C141=J$3,$G141=&quot;Open&quot;), 1, 0)" table:style-name="ce4">
            <text:p>0</text:p>
          </table:table-cell>
          <table:table-cell office:value-type="float" office:value="0" table:formula="msoxl:=IF(AND($C141=K$3,$G141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39" table:style-name="ce44">
            <text:p>139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42=I$3,$G142=&quot;Open&quot;), 1, 0)" table:style-name="ce9">
            <text:p>0</text:p>
          </table:table-cell>
          <table:table-cell office:value-type="float" office:value="0" table:formula="msoxl:=IF(AND($C142=J$3,$G142=&quot;Open&quot;), 1, 0)" table:style-name="ce4">
            <text:p>0</text:p>
          </table:table-cell>
          <table:table-cell office:value-type="float" office:value="0" table:formula="msoxl:=IF(AND($C142=K$3,$G142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40" table:style-name="ce44">
            <text:p>140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43=I$3,$G143=&quot;Open&quot;), 1, 0)" table:style-name="ce9">
            <text:p>0</text:p>
          </table:table-cell>
          <table:table-cell office:value-type="float" office:value="0" table:formula="msoxl:=IF(AND($C143=J$3,$G143=&quot;Open&quot;), 1, 0)" table:style-name="ce4">
            <text:p>0</text:p>
          </table:table-cell>
          <table:table-cell office:value-type="float" office:value="0" table:formula="msoxl:=IF(AND($C143=K$3,$G143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41" table:style-name="ce44">
            <text:p>141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44=I$3,$G144=&quot;Open&quot;), 1, 0)" table:style-name="ce9">
            <text:p>0</text:p>
          </table:table-cell>
          <table:table-cell office:value-type="float" office:value="0" table:formula="msoxl:=IF(AND($C144=J$3,$G144=&quot;Open&quot;), 1, 0)" table:style-name="ce4">
            <text:p>0</text:p>
          </table:table-cell>
          <table:table-cell office:value-type="float" office:value="0" table:formula="msoxl:=IF(AND($C144=K$3,$G144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42" table:style-name="ce44">
            <text:p>142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45=I$3,$G145=&quot;Open&quot;), 1, 0)" table:style-name="ce9">
            <text:p>0</text:p>
          </table:table-cell>
          <table:table-cell office:value-type="float" office:value="0" table:formula="msoxl:=IF(AND($C145=J$3,$G145=&quot;Open&quot;), 1, 0)" table:style-name="ce4">
            <text:p>0</text:p>
          </table:table-cell>
          <table:table-cell office:value-type="float" office:value="0" table:formula="msoxl:=IF(AND($C145=K$3,$G145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43" table:style-name="ce44">
            <text:p>143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46=I$3,$G146=&quot;Open&quot;), 1, 0)" table:style-name="ce9">
            <text:p>0</text:p>
          </table:table-cell>
          <table:table-cell office:value-type="float" office:value="0" table:formula="msoxl:=IF(AND($C146=J$3,$G146=&quot;Open&quot;), 1, 0)" table:style-name="ce4">
            <text:p>0</text:p>
          </table:table-cell>
          <table:table-cell office:value-type="float" office:value="0" table:formula="msoxl:=IF(AND($C146=K$3,$G146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44" table:style-name="ce44">
            <text:p>144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47=I$3,$G147=&quot;Open&quot;), 1, 0)" table:style-name="ce9">
            <text:p>0</text:p>
          </table:table-cell>
          <table:table-cell office:value-type="float" office:value="0" table:formula="msoxl:=IF(AND($C147=J$3,$G147=&quot;Open&quot;), 1, 0)" table:style-name="ce4">
            <text:p>0</text:p>
          </table:table-cell>
          <table:table-cell office:value-type="float" office:value="0" table:formula="msoxl:=IF(AND($C147=K$3,$G147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45" table:style-name="ce44">
            <text:p>145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48=I$3,$G148=&quot;Open&quot;), 1, 0)" table:style-name="ce9">
            <text:p>0</text:p>
          </table:table-cell>
          <table:table-cell office:value-type="float" office:value="0" table:formula="msoxl:=IF(AND($C148=J$3,$G148=&quot;Open&quot;), 1, 0)" table:style-name="ce4">
            <text:p>0</text:p>
          </table:table-cell>
          <table:table-cell office:value-type="float" office:value="0" table:formula="msoxl:=IF(AND($C148=K$3,$G14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46" table:style-name="ce44">
            <text:p>146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49=I$3,$G149=&quot;Open&quot;), 1, 0)" table:style-name="ce9">
            <text:p>0</text:p>
          </table:table-cell>
          <table:table-cell office:value-type="float" office:value="0" table:formula="msoxl:=IF(AND($C149=J$3,$G149=&quot;Open&quot;), 1, 0)" table:style-name="ce4">
            <text:p>0</text:p>
          </table:table-cell>
          <table:table-cell office:value-type="float" office:value="0" table:formula="msoxl:=IF(AND($C149=K$3,$G149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47" table:style-name="ce44">
            <text:p>147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50=I$3,$G150=&quot;Open&quot;), 1, 0)" table:style-name="ce9">
            <text:p>0</text:p>
          </table:table-cell>
          <table:table-cell office:value-type="float" office:value="0" table:formula="msoxl:=IF(AND($C150=J$3,$G150=&quot;Open&quot;), 1, 0)" table:style-name="ce4">
            <text:p>0</text:p>
          </table:table-cell>
          <table:table-cell office:value-type="float" office:value="0" table:formula="msoxl:=IF(AND($C150=K$3,$G150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48" table:style-name="ce44">
            <text:p>148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51=I$3,$G151=&quot;Open&quot;), 1, 0)" table:style-name="ce9">
            <text:p>0</text:p>
          </table:table-cell>
          <table:table-cell office:value-type="float" office:value="0" table:formula="msoxl:=IF(AND($C151=J$3,$G151=&quot;Open&quot;), 1, 0)" table:style-name="ce4">
            <text:p>0</text:p>
          </table:table-cell>
          <table:table-cell office:value-type="float" office:value="0" table:formula="msoxl:=IF(AND($C151=K$3,$G151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49" table:style-name="ce44">
            <text:p>149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52=I$3,$G152=&quot;Open&quot;), 1, 0)" table:style-name="ce9">
            <text:p>0</text:p>
          </table:table-cell>
          <table:table-cell office:value-type="float" office:value="0" table:formula="msoxl:=IF(AND($C152=J$3,$G152=&quot;Open&quot;), 1, 0)" table:style-name="ce4">
            <text:p>0</text:p>
          </table:table-cell>
          <table:table-cell office:value-type="float" office:value="0" table:formula="msoxl:=IF(AND($C152=K$3,$G152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50" table:style-name="ce44">
            <text:p>150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53=I$3,$G153=&quot;Open&quot;), 1, 0)" table:style-name="ce9">
            <text:p>0</text:p>
          </table:table-cell>
          <table:table-cell office:value-type="float" office:value="0" table:formula="msoxl:=IF(AND($C153=J$3,$G153=&quot;Open&quot;), 1, 0)" table:style-name="ce4">
            <text:p>0</text:p>
          </table:table-cell>
          <table:table-cell office:value-type="float" office:value="0" table:formula="msoxl:=IF(AND($C153=K$3,$G153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51" table:style-name="ce44">
            <text:p>151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54=I$3,$G154=&quot;Open&quot;), 1, 0)" table:style-name="ce9">
            <text:p>0</text:p>
          </table:table-cell>
          <table:table-cell office:value-type="float" office:value="0" table:formula="msoxl:=IF(AND($C154=J$3,$G154=&quot;Open&quot;), 1, 0)" table:style-name="ce4">
            <text:p>0</text:p>
          </table:table-cell>
          <table:table-cell office:value-type="float" office:value="0" table:formula="msoxl:=IF(AND($C154=K$3,$G154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52" table:style-name="ce44">
            <text:p>152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55=I$3,$G155=&quot;Open&quot;), 1, 0)" table:style-name="ce9">
            <text:p>0</text:p>
          </table:table-cell>
          <table:table-cell office:value-type="float" office:value="0" table:formula="msoxl:=IF(AND($C155=J$3,$G155=&quot;Open&quot;), 1, 0)" table:style-name="ce4">
            <text:p>0</text:p>
          </table:table-cell>
          <table:table-cell office:value-type="float" office:value="0" table:formula="msoxl:=IF(AND($C155=K$3,$G155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53" table:style-name="ce44">
            <text:p>153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56=I$3,$G156=&quot;Open&quot;), 1, 0)" table:style-name="ce9">
            <text:p>0</text:p>
          </table:table-cell>
          <table:table-cell office:value-type="float" office:value="0" table:formula="msoxl:=IF(AND($C156=J$3,$G156=&quot;Open&quot;), 1, 0)" table:style-name="ce4">
            <text:p>0</text:p>
          </table:table-cell>
          <table:table-cell office:value-type="float" office:value="0" table:formula="msoxl:=IF(AND($C156=K$3,$G156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54" table:style-name="ce44">
            <text:p>154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57=I$3,$G157=&quot;Open&quot;), 1, 0)" table:style-name="ce9">
            <text:p>0</text:p>
          </table:table-cell>
          <table:table-cell office:value-type="float" office:value="0" table:formula="msoxl:=IF(AND($C157=J$3,$G157=&quot;Open&quot;), 1, 0)" table:style-name="ce4">
            <text:p>0</text:p>
          </table:table-cell>
          <table:table-cell office:value-type="float" office:value="0" table:formula="msoxl:=IF(AND($C157=K$3,$G157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55" table:style-name="ce44">
            <text:p>155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58=I$3,$G158=&quot;Open&quot;), 1, 0)" table:style-name="ce9">
            <text:p>0</text:p>
          </table:table-cell>
          <table:table-cell office:value-type="float" office:value="0" table:formula="msoxl:=IF(AND($C158=J$3,$G158=&quot;Open&quot;), 1, 0)" table:style-name="ce4">
            <text:p>0</text:p>
          </table:table-cell>
          <table:table-cell office:value-type="float" office:value="0" table:formula="msoxl:=IF(AND($C158=K$3,$G15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56" table:style-name="ce44">
            <text:p>156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59=I$3,$G159=&quot;Open&quot;), 1, 0)" table:style-name="ce9">
            <text:p>0</text:p>
          </table:table-cell>
          <table:table-cell office:value-type="float" office:value="0" table:formula="msoxl:=IF(AND($C159=J$3,$G159=&quot;Open&quot;), 1, 0)" table:style-name="ce4">
            <text:p>0</text:p>
          </table:table-cell>
          <table:table-cell office:value-type="float" office:value="0" table:formula="msoxl:=IF(AND($C159=K$3,$G159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57" table:style-name="ce44">
            <text:p>157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60=I$3,$G160=&quot;Open&quot;), 1, 0)" table:style-name="ce9">
            <text:p>0</text:p>
          </table:table-cell>
          <table:table-cell office:value-type="float" office:value="0" table:formula="msoxl:=IF(AND($C160=J$3,$G160=&quot;Open&quot;), 1, 0)" table:style-name="ce4">
            <text:p>0</text:p>
          </table:table-cell>
          <table:table-cell office:value-type="float" office:value="0" table:formula="msoxl:=IF(AND($C160=K$3,$G160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58" table:style-name="ce44">
            <text:p>158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61=I$3,$G161=&quot;Open&quot;), 1, 0)" table:style-name="ce9">
            <text:p>0</text:p>
          </table:table-cell>
          <table:table-cell office:value-type="float" office:value="0" table:formula="msoxl:=IF(AND($C161=J$3,$G161=&quot;Open&quot;), 1, 0)" table:style-name="ce4">
            <text:p>0</text:p>
          </table:table-cell>
          <table:table-cell office:value-type="float" office:value="0" table:formula="msoxl:=IF(AND($C161=K$3,$G161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59" table:style-name="ce44">
            <text:p>159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62=I$3,$G162=&quot;Open&quot;), 1, 0)" table:style-name="ce9">
            <text:p>0</text:p>
          </table:table-cell>
          <table:table-cell office:value-type="float" office:value="0" table:formula="msoxl:=IF(AND($C162=J$3,$G162=&quot;Open&quot;), 1, 0)" table:style-name="ce4">
            <text:p>0</text:p>
          </table:table-cell>
          <table:table-cell office:value-type="float" office:value="0" table:formula="msoxl:=IF(AND($C162=K$3,$G162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60" table:style-name="ce44">
            <text:p>160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63=I$3,$G163=&quot;Open&quot;), 1, 0)" table:style-name="ce9">
            <text:p>0</text:p>
          </table:table-cell>
          <table:table-cell office:value-type="float" office:value="0" table:formula="msoxl:=IF(AND($C163=J$3,$G163=&quot;Open&quot;), 1, 0)" table:style-name="ce4">
            <text:p>0</text:p>
          </table:table-cell>
          <table:table-cell office:value-type="float" office:value="0" table:formula="msoxl:=IF(AND($C163=K$3,$G163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61" table:style-name="ce44">
            <text:p>161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64=I$3,$G164=&quot;Open&quot;), 1, 0)" table:style-name="ce9">
            <text:p>0</text:p>
          </table:table-cell>
          <table:table-cell office:value-type="float" office:value="0" table:formula="msoxl:=IF(AND($C164=J$3,$G164=&quot;Open&quot;), 1, 0)" table:style-name="ce4">
            <text:p>0</text:p>
          </table:table-cell>
          <table:table-cell office:value-type="float" office:value="0" table:formula="msoxl:=IF(AND($C164=K$3,$G164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62" table:style-name="ce44">
            <text:p>162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65=I$3,$G165=&quot;Open&quot;), 1, 0)" table:style-name="ce9">
            <text:p>0</text:p>
          </table:table-cell>
          <table:table-cell office:value-type="float" office:value="0" table:formula="msoxl:=IF(AND($C165=J$3,$G165=&quot;Open&quot;), 1, 0)" table:style-name="ce4">
            <text:p>0</text:p>
          </table:table-cell>
          <table:table-cell office:value-type="float" office:value="0" table:formula="msoxl:=IF(AND($C165=K$3,$G165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63" table:style-name="ce44">
            <text:p>163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66=I$3,$G166=&quot;Open&quot;), 1, 0)" table:style-name="ce9">
            <text:p>0</text:p>
          </table:table-cell>
          <table:table-cell office:value-type="float" office:value="0" table:formula="msoxl:=IF(AND($C166=J$3,$G166=&quot;Open&quot;), 1, 0)" table:style-name="ce4">
            <text:p>0</text:p>
          </table:table-cell>
          <table:table-cell office:value-type="float" office:value="0" table:formula="msoxl:=IF(AND($C166=K$3,$G166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64" table:style-name="ce44">
            <text:p>164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67=I$3,$G167=&quot;Open&quot;), 1, 0)" table:style-name="ce9">
            <text:p>0</text:p>
          </table:table-cell>
          <table:table-cell office:value-type="float" office:value="0" table:formula="msoxl:=IF(AND($C167=J$3,$G167=&quot;Open&quot;), 1, 0)" table:style-name="ce4">
            <text:p>0</text:p>
          </table:table-cell>
          <table:table-cell office:value-type="float" office:value="0" table:formula="msoxl:=IF(AND($C167=K$3,$G167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65" table:style-name="ce44">
            <text:p>165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68=I$3,$G168=&quot;Open&quot;), 1, 0)" table:style-name="ce9">
            <text:p>0</text:p>
          </table:table-cell>
          <table:table-cell office:value-type="float" office:value="0" table:formula="msoxl:=IF(AND($C168=J$3,$G168=&quot;Open&quot;), 1, 0)" table:style-name="ce4">
            <text:p>0</text:p>
          </table:table-cell>
          <table:table-cell office:value-type="float" office:value="0" table:formula="msoxl:=IF(AND($C168=K$3,$G16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66" table:style-name="ce44">
            <text:p>166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69=I$3,$G169=&quot;Open&quot;), 1, 0)" table:style-name="ce9">
            <text:p>0</text:p>
          </table:table-cell>
          <table:table-cell office:value-type="float" office:value="0" table:formula="msoxl:=IF(AND($C169=J$3,$G169=&quot;Open&quot;), 1, 0)" table:style-name="ce4">
            <text:p>0</text:p>
          </table:table-cell>
          <table:table-cell office:value-type="float" office:value="0" table:formula="msoxl:=IF(AND($C169=K$3,$G169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67" table:style-name="ce44">
            <text:p>167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70=I$3,$G170=&quot;Open&quot;), 1, 0)" table:style-name="ce9">
            <text:p>0</text:p>
          </table:table-cell>
          <table:table-cell office:value-type="float" office:value="0" table:formula="msoxl:=IF(AND($C170=J$3,$G170=&quot;Open&quot;), 1, 0)" table:style-name="ce4">
            <text:p>0</text:p>
          </table:table-cell>
          <table:table-cell office:value-type="float" office:value="0" table:formula="msoxl:=IF(AND($C170=K$3,$G170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68" table:style-name="ce44">
            <text:p>168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71=I$3,$G171=&quot;Open&quot;), 1, 0)" table:style-name="ce9">
            <text:p>0</text:p>
          </table:table-cell>
          <table:table-cell office:value-type="float" office:value="0" table:formula="msoxl:=IF(AND($C171=J$3,$G171=&quot;Open&quot;), 1, 0)" table:style-name="ce4">
            <text:p>0</text:p>
          </table:table-cell>
          <table:table-cell office:value-type="float" office:value="0" table:formula="msoxl:=IF(AND($C171=K$3,$G171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69" table:style-name="ce44">
            <text:p>169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72=I$3,$G172=&quot;Open&quot;), 1, 0)" table:style-name="ce9">
            <text:p>0</text:p>
          </table:table-cell>
          <table:table-cell office:value-type="float" office:value="0" table:formula="msoxl:=IF(AND($C172=J$3,$G172=&quot;Open&quot;), 1, 0)" table:style-name="ce4">
            <text:p>0</text:p>
          </table:table-cell>
          <table:table-cell office:value-type="float" office:value="0" table:formula="msoxl:=IF(AND($C172=K$3,$G172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70" table:style-name="ce44">
            <text:p>170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73=I$3,$G173=&quot;Open&quot;), 1, 0)" table:style-name="ce9">
            <text:p>0</text:p>
          </table:table-cell>
          <table:table-cell office:value-type="float" office:value="0" table:formula="msoxl:=IF(AND($C173=J$3,$G173=&quot;Open&quot;), 1, 0)" table:style-name="ce4">
            <text:p>0</text:p>
          </table:table-cell>
          <table:table-cell office:value-type="float" office:value="0" table:formula="msoxl:=IF(AND($C173=K$3,$G173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71" table:style-name="ce44">
            <text:p>171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74=I$3,$G174=&quot;Open&quot;), 1, 0)" table:style-name="ce9">
            <text:p>0</text:p>
          </table:table-cell>
          <table:table-cell office:value-type="float" office:value="0" table:formula="msoxl:=IF(AND($C174=J$3,$G174=&quot;Open&quot;), 1, 0)" table:style-name="ce4">
            <text:p>0</text:p>
          </table:table-cell>
          <table:table-cell office:value-type="float" office:value="0" table:formula="msoxl:=IF(AND($C174=K$3,$G174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72" table:style-name="ce44">
            <text:p>172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75=I$3,$G175=&quot;Open&quot;), 1, 0)" table:style-name="ce9">
            <text:p>0</text:p>
          </table:table-cell>
          <table:table-cell office:value-type="float" office:value="0" table:formula="msoxl:=IF(AND($C175=J$3,$G175=&quot;Open&quot;), 1, 0)" table:style-name="ce4">
            <text:p>0</text:p>
          </table:table-cell>
          <table:table-cell office:value-type="float" office:value="0" table:formula="msoxl:=IF(AND($C175=K$3,$G175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73" table:style-name="ce44">
            <text:p>173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76=I$3,$G176=&quot;Open&quot;), 1, 0)" table:style-name="ce9">
            <text:p>0</text:p>
          </table:table-cell>
          <table:table-cell office:value-type="float" office:value="0" table:formula="msoxl:=IF(AND($C176=J$3,$G176=&quot;Open&quot;), 1, 0)" table:style-name="ce4">
            <text:p>0</text:p>
          </table:table-cell>
          <table:table-cell office:value-type="float" office:value="0" table:formula="msoxl:=IF(AND($C176=K$3,$G176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74" table:style-name="ce44">
            <text:p>174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77=I$3,$G177=&quot;Open&quot;), 1, 0)" table:style-name="ce9">
            <text:p>0</text:p>
          </table:table-cell>
          <table:table-cell office:value-type="float" office:value="0" table:formula="msoxl:=IF(AND($C177=J$3,$G177=&quot;Open&quot;), 1, 0)" table:style-name="ce4">
            <text:p>0</text:p>
          </table:table-cell>
          <table:table-cell office:value-type="float" office:value="0" table:formula="msoxl:=IF(AND($C177=K$3,$G177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75" table:style-name="ce44">
            <text:p>175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78=I$3,$G178=&quot;Open&quot;), 1, 0)" table:style-name="ce9">
            <text:p>0</text:p>
          </table:table-cell>
          <table:table-cell office:value-type="float" office:value="0" table:formula="msoxl:=IF(AND($C178=J$3,$G178=&quot;Open&quot;), 1, 0)" table:style-name="ce4">
            <text:p>0</text:p>
          </table:table-cell>
          <table:table-cell office:value-type="float" office:value="0" table:formula="msoxl:=IF(AND($C178=K$3,$G17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76" table:style-name="ce44">
            <text:p>176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79=I$3,$G179=&quot;Open&quot;), 1, 0)" table:style-name="ce9">
            <text:p>0</text:p>
          </table:table-cell>
          <table:table-cell office:value-type="float" office:value="0" table:formula="msoxl:=IF(AND($C179=J$3,$G179=&quot;Open&quot;), 1, 0)" table:style-name="ce4">
            <text:p>0</text:p>
          </table:table-cell>
          <table:table-cell office:value-type="float" office:value="0" table:formula="msoxl:=IF(AND($C179=K$3,$G179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77" table:style-name="ce44">
            <text:p>177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80=I$3,$G180=&quot;Open&quot;), 1, 0)" table:style-name="ce9">
            <text:p>0</text:p>
          </table:table-cell>
          <table:table-cell office:value-type="float" office:value="0" table:formula="msoxl:=IF(AND($C180=J$3,$G180=&quot;Open&quot;), 1, 0)" table:style-name="ce4">
            <text:p>0</text:p>
          </table:table-cell>
          <table:table-cell office:value-type="float" office:value="0" table:formula="msoxl:=IF(AND($C180=K$3,$G180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78" table:style-name="ce44">
            <text:p>178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81=I$3,$G181=&quot;Open&quot;), 1, 0)" table:style-name="ce9">
            <text:p>0</text:p>
          </table:table-cell>
          <table:table-cell office:value-type="float" office:value="0" table:formula="msoxl:=IF(AND($C181=J$3,$G181=&quot;Open&quot;), 1, 0)" table:style-name="ce4">
            <text:p>0</text:p>
          </table:table-cell>
          <table:table-cell office:value-type="float" office:value="0" table:formula="msoxl:=IF(AND($C181=K$3,$G181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79" table:style-name="ce44">
            <text:p>179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82=I$3,$G182=&quot;Open&quot;), 1, 0)" table:style-name="ce9">
            <text:p>0</text:p>
          </table:table-cell>
          <table:table-cell office:value-type="float" office:value="0" table:formula="msoxl:=IF(AND($C182=J$3,$G182=&quot;Open&quot;), 1, 0)" table:style-name="ce4">
            <text:p>0</text:p>
          </table:table-cell>
          <table:table-cell office:value-type="float" office:value="0" table:formula="msoxl:=IF(AND($C182=K$3,$G182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80" table:style-name="ce44">
            <text:p>180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83=I$3,$G183=&quot;Open&quot;), 1, 0)" table:style-name="ce9">
            <text:p>0</text:p>
          </table:table-cell>
          <table:table-cell office:value-type="float" office:value="0" table:formula="msoxl:=IF(AND($C183=J$3,$G183=&quot;Open&quot;), 1, 0)" table:style-name="ce4">
            <text:p>0</text:p>
          </table:table-cell>
          <table:table-cell office:value-type="float" office:value="0" table:formula="msoxl:=IF(AND($C183=K$3,$G183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81" table:style-name="ce44">
            <text:p>181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84=I$3,$G184=&quot;Open&quot;), 1, 0)" table:style-name="ce9">
            <text:p>0</text:p>
          </table:table-cell>
          <table:table-cell office:value-type="float" office:value="0" table:formula="msoxl:=IF(AND($C184=J$3,$G184=&quot;Open&quot;), 1, 0)" table:style-name="ce4">
            <text:p>0</text:p>
          </table:table-cell>
          <table:table-cell office:value-type="float" office:value="0" table:formula="msoxl:=IF(AND($C184=K$3,$G184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82" table:style-name="ce44">
            <text:p>182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85=I$3,$G185=&quot;Open&quot;), 1, 0)" table:style-name="ce9">
            <text:p>0</text:p>
          </table:table-cell>
          <table:table-cell office:value-type="float" office:value="0" table:formula="msoxl:=IF(AND($C185=J$3,$G185=&quot;Open&quot;), 1, 0)" table:style-name="ce4">
            <text:p>0</text:p>
          </table:table-cell>
          <table:table-cell office:value-type="float" office:value="0" table:formula="msoxl:=IF(AND($C185=K$3,$G185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83" table:style-name="ce44">
            <text:p>183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86=I$3,$G186=&quot;Open&quot;), 1, 0)" table:style-name="ce9">
            <text:p>0</text:p>
          </table:table-cell>
          <table:table-cell office:value-type="float" office:value="0" table:formula="msoxl:=IF(AND($C186=J$3,$G186=&quot;Open&quot;), 1, 0)" table:style-name="ce4">
            <text:p>0</text:p>
          </table:table-cell>
          <table:table-cell office:value-type="float" office:value="0" table:formula="msoxl:=IF(AND($C186=K$3,$G186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84" table:style-name="ce44">
            <text:p>184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87=I$3,$G187=&quot;Open&quot;), 1, 0)" table:style-name="ce9">
            <text:p>0</text:p>
          </table:table-cell>
          <table:table-cell office:value-type="float" office:value="0" table:formula="msoxl:=IF(AND($C187=J$3,$G187=&quot;Open&quot;), 1, 0)" table:style-name="ce4">
            <text:p>0</text:p>
          </table:table-cell>
          <table:table-cell office:value-type="float" office:value="0" table:formula="msoxl:=IF(AND($C187=K$3,$G187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85" table:style-name="ce44">
            <text:p>185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88=I$3,$G188=&quot;Open&quot;), 1, 0)" table:style-name="ce9">
            <text:p>0</text:p>
          </table:table-cell>
          <table:table-cell office:value-type="float" office:value="0" table:formula="msoxl:=IF(AND($C188=J$3,$G188=&quot;Open&quot;), 1, 0)" table:style-name="ce4">
            <text:p>0</text:p>
          </table:table-cell>
          <table:table-cell office:value-type="float" office:value="0" table:formula="msoxl:=IF(AND($C188=K$3,$G18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86" table:style-name="ce44">
            <text:p>186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89=I$3,$G189=&quot;Open&quot;), 1, 0)" table:style-name="ce9">
            <text:p>0</text:p>
          </table:table-cell>
          <table:table-cell office:value-type="float" office:value="0" table:formula="msoxl:=IF(AND($C189=J$3,$G189=&quot;Open&quot;), 1, 0)" table:style-name="ce4">
            <text:p>0</text:p>
          </table:table-cell>
          <table:table-cell office:value-type="float" office:value="0" table:formula="msoxl:=IF(AND($C189=K$3,$G189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87" table:style-name="ce44">
            <text:p>187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90=I$3,$G190=&quot;Open&quot;), 1, 0)" table:style-name="ce9">
            <text:p>0</text:p>
          </table:table-cell>
          <table:table-cell office:value-type="float" office:value="0" table:formula="msoxl:=IF(AND($C190=J$3,$G190=&quot;Open&quot;), 1, 0)" table:style-name="ce4">
            <text:p>0</text:p>
          </table:table-cell>
          <table:table-cell office:value-type="float" office:value="0" table:formula="msoxl:=IF(AND($C190=K$3,$G190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88" table:style-name="ce44">
            <text:p>188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office:value-type="string" table:style-name="ce39">
            <text:p>Rejected</text:p>
          </table:table-cell>
          <table:table-cell table:style-name="ce3"/>
          <table:table-cell office:value-type="float" office:value="0" table:formula="msoxl:=IF(AND($C191=I$3,$G191=&quot;Open&quot;), 1, 0)" table:style-name="ce9">
            <text:p>0</text:p>
          </table:table-cell>
          <table:table-cell office:value-type="float" office:value="0" table:formula="msoxl:=IF(AND($C191=J$3,$G191=&quot;Open&quot;), 1, 0)" table:style-name="ce4">
            <text:p>0</text:p>
          </table:table-cell>
          <table:table-cell office:value-type="float" office:value="0" table:formula="msoxl:=IF(AND($C191=K$3,$G191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89" table:style-name="ce44">
            <text:p>189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92=I$3,$G192=&quot;Open&quot;), 1, 0)" table:style-name="ce9">
            <text:p>0</text:p>
          </table:table-cell>
          <table:table-cell office:value-type="float" office:value="0" table:formula="msoxl:=IF(AND($C192=J$3,$G192=&quot;Open&quot;), 1, 0)" table:style-name="ce4">
            <text:p>0</text:p>
          </table:table-cell>
          <table:table-cell office:value-type="float" office:value="0" table:formula="msoxl:=IF(AND($C192=K$3,$G192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90" table:style-name="ce44">
            <text:p>190</text:p>
          </table:table-cell>
          <table:table-cell table:style-name="ce45"/>
          <table:table-cell office:value-type="string" table:style-name="ce35">
            <text:p>Major</text:p>
          </table:table-cell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93=I$3,$G193=&quot;Open&quot;), 1, 0)" table:style-name="ce9">
            <text:p>0</text:p>
          </table:table-cell>
          <table:table-cell office:value-type="float" office:value="0" table:formula="msoxl:=IF(AND($C193=J$3,$G193=&quot;Open&quot;), 1, 0)" table:style-name="ce4">
            <text:p>0</text:p>
          </table:table-cell>
          <table:table-cell office:value-type="float" office:value="0" table:formula="msoxl:=IF(AND($C193=K$3,$G193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91" table:style-name="ce44">
            <text:p>191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94=I$3,$G194=&quot;Open&quot;), 1, 0)" table:style-name="ce9">
            <text:p>0</text:p>
          </table:table-cell>
          <table:table-cell office:value-type="float" office:value="0" table:formula="msoxl:=IF(AND($C194=J$3,$G194=&quot;Open&quot;), 1, 0)" table:style-name="ce4">
            <text:p>0</text:p>
          </table:table-cell>
          <table:table-cell office:value-type="float" office:value="0" table:formula="msoxl:=IF(AND($C194=K$3,$G194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92" table:style-name="ce44">
            <text:p>192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95=I$3,$G195=&quot;Open&quot;), 1, 0)" table:style-name="ce9">
            <text:p>0</text:p>
          </table:table-cell>
          <table:table-cell office:value-type="float" office:value="0" table:formula="msoxl:=IF(AND($C195=J$3,$G195=&quot;Open&quot;), 1, 0)" table:style-name="ce4">
            <text:p>0</text:p>
          </table:table-cell>
          <table:table-cell office:value-type="float" office:value="0" table:formula="msoxl:=IF(AND($C195=K$3,$G195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93" table:style-name="ce44">
            <text:p>193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96=I$3,$G196=&quot;Open&quot;), 1, 0)" table:style-name="ce9">
            <text:p>0</text:p>
          </table:table-cell>
          <table:table-cell office:value-type="float" office:value="0" table:formula="msoxl:=IF(AND($C196=J$3,$G196=&quot;Open&quot;), 1, 0)" table:style-name="ce4">
            <text:p>0</text:p>
          </table:table-cell>
          <table:table-cell office:value-type="float" office:value="0" table:formula="msoxl:=IF(AND($C196=K$3,$G196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94" table:style-name="ce44">
            <text:p>194</text:p>
          </table:table-cell>
          <table:table-cell table:style-name="ce45"/>
          <table:table-cell office:value-type="string" table:style-name="ce35">
            <text:p>Trivial</text:p>
          </table:table-cell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97=I$3,$G197=&quot;Open&quot;), 1, 0)" table:style-name="ce9">
            <text:p>0</text:p>
          </table:table-cell>
          <table:table-cell office:value-type="float" office:value="0" table:formula="msoxl:=IF(AND($C197=J$3,$G197=&quot;Open&quot;), 1, 0)" table:style-name="ce4">
            <text:p>0</text:p>
          </table:table-cell>
          <table:table-cell office:value-type="float" office:value="0" table:formula="msoxl:=IF(AND($C197=K$3,$G197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95" table:style-name="ce44">
            <text:p>195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98=I$3,$G198=&quot;Open&quot;), 1, 0)" table:style-name="ce9">
            <text:p>0</text:p>
          </table:table-cell>
          <table:table-cell office:value-type="float" office:value="0" table:formula="msoxl:=IF(AND($C198=J$3,$G198=&quot;Open&quot;), 1, 0)" table:style-name="ce4">
            <text:p>0</text:p>
          </table:table-cell>
          <table:table-cell office:value-type="float" office:value="0" table:formula="msoxl:=IF(AND($C198=K$3,$G198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96" table:style-name="ce44">
            <text:p>196</text:p>
          </table:table-cell>
          <table:table-cell office:value-type="string" table:style-name="ce45">
            <text:p>Defect</text:p>
          </table:table-cell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199=I$3,$G199=&quot;Open&quot;), 1, 0)" table:style-name="ce9">
            <text:p>0</text:p>
          </table:table-cell>
          <table:table-cell office:value-type="float" office:value="0" table:formula="msoxl:=IF(AND($C199=J$3,$G199=&quot;Open&quot;), 1, 0)" table:style-name="ce4">
            <text:p>0</text:p>
          </table:table-cell>
          <table:table-cell office:value-type="float" office:value="0" table:formula="msoxl:=IF(AND($C199=K$3,$G199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97" table:style-name="ce44">
            <text:p>197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200=I$3,$G200=&quot;Open&quot;), 1, 0)" table:style-name="ce9">
            <text:p>0</text:p>
          </table:table-cell>
          <table:table-cell office:value-type="float" office:value="0" table:formula="msoxl:=IF(AND($C200=J$3,$G200=&quot;Open&quot;), 1, 0)" table:style-name="ce4">
            <text:p>0</text:p>
          </table:table-cell>
          <table:table-cell office:value-type="float" office:value="0" table:formula="msoxl:=IF(AND($C200=K$3,$G200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98" table:style-name="ce44">
            <text:p>198</text:p>
          </table:table-cell>
          <table:table-cell office:value-type="string" table:style-name="ce45">
            <text:p>Enhancement</text:p>
          </table:table-cell>
          <table:table-cell office:value-type="string" table:style-name="ce35">
            <text:p>Blocking</text:p>
          </table:table-cell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201=I$3,$G201=&quot;Open&quot;), 1, 0)" table:style-name="ce9">
            <text:p>0</text:p>
          </table:table-cell>
          <table:table-cell office:value-type="float" office:value="0" table:formula="msoxl:=IF(AND($C201=J$3,$G201=&quot;Open&quot;), 1, 0)" table:style-name="ce4">
            <text:p>0</text:p>
          </table:table-cell>
          <table:table-cell office:value-type="float" office:value="0" table:formula="msoxl:=IF(AND($C201=K$3,$G201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199" table:style-name="ce44">
            <text:p>199</text:p>
          </table:table-cell>
          <table:table-cell table:style-name="ce45"/>
          <table:table-cell table:style-name="ce35"/>
          <table:table-cell table:style-name="ce38"/>
          <table:table-cell table:style-name="ce38"/>
          <table:table-cell table:style-name="ce39"/>
          <table:table-cell table:style-name="ce39"/>
          <table:table-cell table:style-name="ce3"/>
          <table:table-cell office:value-type="float" office:value="0" table:formula="msoxl:=IF(AND($C202=I$3,$G202=&quot;Open&quot;), 1, 0)" table:style-name="ce9">
            <text:p>0</text:p>
          </table:table-cell>
          <table:table-cell office:value-type="float" office:value="0" table:formula="msoxl:=IF(AND($C202=J$3,$G202=&quot;Open&quot;), 1, 0)" table:style-name="ce4">
            <text:p>0</text:p>
          </table:table-cell>
          <table:table-cell office:value-type="float" office:value="0" table:formula="msoxl:=IF(AND($C202=K$3,$G202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office:value-type="float" office:value="200" table:style-name="ce46">
            <text:p>200</text:p>
          </table:table-cell>
          <table:table-cell table:style-name="ce47"/>
          <table:table-cell table:style-name="ce36"/>
          <table:table-cell table:style-name="ce40"/>
          <table:table-cell table:style-name="ce40"/>
          <table:table-cell table:style-name="ce41"/>
          <table:table-cell table:style-name="ce41"/>
          <table:table-cell table:style-name="ce3"/>
          <table:table-cell office:value-type="float" office:value="0" table:formula="msoxl:=IF(AND($C203=I$3,$G203=&quot;Open&quot;), 1, 0)" table:style-name="ce9">
            <text:p>0</text:p>
          </table:table-cell>
          <table:table-cell office:value-type="float" office:value="0" table:formula="msoxl:=IF(AND($C203=J$3,$G203=&quot;Open&quot;), 1, 0)" table:style-name="ce4">
            <text:p>0</text:p>
          </table:table-cell>
          <table:table-cell office:value-type="float" office:value="0" table:formula="msoxl:=IF(AND($C203=K$3,$G203=&quot;Open&quot;), 1, 0)" table:style-name="ce10">
            <text:p>0</text:p>
          </table:table-cell>
          <table:table-cell table:number-columns-repeated="16373"/>
        </table:table-row>
        <table:table-row table:style-name="ro2">
          <table:table-cell table:style-name="ce43"/>
          <table:table-cell table:style-name="ce48"/>
          <table:table-cell table:style-name="ce37"/>
          <table:table-cell table:style-name="ce42"/>
          <table:table-cell table:style-name="ce42"/>
          <table:table-cell table:style-name="ce43"/>
          <table:table-cell table:style-name="ce43"/>
          <table:table-cell table:style-name="ce3"/>
          <table:table-cell office:value-type="float" office:value="0" table:formula="msoxl:=IF(AND($C204=I$3,$G204=&quot;Open&quot;), 1, 0)" table:style-name="ce22">
            <text:p>0</text:p>
          </table:table-cell>
          <table:table-cell office:value-type="float" office:value="0" table:formula="msoxl:=IF(AND($C204=J$3,$G204=&quot;Open&quot;), 1, 0)" table:style-name="ce23">
            <text:p>0</text:p>
          </table:table-cell>
          <table:table-cell office:value-type="float" office:value="0" table:formula="msoxl:=IF(AND($C204=K$3,$G204=&quot;Open&quot;), 1, 0)" table:style-name="ce24">
            <text:p>0</text:p>
          </table:table-cell>
          <table:table-cell table:number-columns-repeated="16373"/>
        </table:table-row>
        <table:table-row table:style-name="ro2">
          <table:table-cell table:style-name="ce2"/>
          <table:table-cell table:number-columns-repeated="2" table:style-name="ce5"/>
          <table:table-cell table:number-columns-repeated="2" table:style-name="ce3"/>
          <table:table-cell table:number-columns-repeated="2" table:style-name="ce2"/>
          <table:table-cell table:style-name="ce3"/>
          <table:table-cell office:value-type="float" office:value="4" table:formula="msoxl:=SUM(I3:I204)" table:style-name="ce22">
            <text:p>4</text:p>
          </table:table-cell>
          <table:table-cell office:value-type="float" office:value="5" table:formula="msoxl:=SUM(J3:J204)" table:style-name="ce23">
            <text:p>5</text:p>
          </table:table-cell>
          <table:table-cell office:value-type="float" office:value="3" table:formula="msoxl:=SUM(K3:K204)" table:style-name="ce24">
            <text:p>3</text:p>
          </table:table-cell>
          <table:table-cell table:number-columns-repeated="16373"/>
        </table:table-row>
        <table:table-row table:style-name="ro2">
          <table:table-cell table:style-name="ce2"/>
          <table:table-cell office:value-type="string" table:style-name="ce5">
            <text:p>Enhancement</text:p>
          </table:table-cell>
          <table:table-cell office:value-type="string" table:style-name="ce5">
            <text:p>Blocking</text:p>
          </table:table-cell>
          <table:table-cell table:number-columns-repeated="2" table:style-name="ce3"/>
          <table:table-cell table:style-name="ce2"/>
          <table:table-cell office:value-type="string" table:style-name="ce2">
            <text:p>Open</text:p>
          </table:table-cell>
          <table:table-cell table:style-name="ce3"/>
          <table:table-cell table:number-columns-repeated="3" table:style-name="ce4"/>
          <table:table-cell table:number-columns-repeated="16373"/>
        </table:table-row>
        <table:table-row table:style-name="ro2">
          <table:table-cell table:style-name="ce2"/>
          <table:table-cell office:value-type="float" office:value="14" table:formula="msoxl:=COUNTIF(B$4:B$204,B206)" table:style-name="ce5">
            <text:p>14</text:p>
          </table:table-cell>
          <table:table-cell office:value-type="float" office:value="6" table:formula="msoxl:=COUNTIF(C$4:C$204,C206)" table:style-name="ce5">
            <text:p>6</text:p>
          </table:table-cell>
          <table:table-cell table:number-columns-repeated="2" table:style-name="ce3"/>
          <table:table-cell table:style-name="ce2"/>
          <table:table-cell office:value-type="float" office:value="29" table:formula="msoxl:=COUNTIF(G$4:G$204,G206)" table:style-name="ce2">
            <text:p>29</text:p>
          </table:table-cell>
          <table:table-cell table:style-name="ce3"/>
          <table:table-cell table:number-columns-repeated="3" table:style-name="ce4"/>
          <table:table-cell table:number-columns-repeated="16373"/>
        </table:table-row>
        <table:table-row table:style-name="ro2">
          <table:table-cell table:style-name="ce2"/>
          <table:table-cell office:value-type="string" table:style-name="ce5">
            <text:p>Defect</text:p>
          </table:table-cell>
          <table:table-cell office:value-type="string" table:style-name="ce5">
            <text:p>Major</text:p>
          </table:table-cell>
          <table:table-cell table:number-columns-repeated="2" table:style-name="ce3"/>
          <table:table-cell table:style-name="ce2"/>
          <table:table-cell office:value-type="string" table:style-name="ce2">
            <text:p>WIP</text:p>
          </table:table-cell>
          <table:table-cell table:style-name="ce3"/>
          <table:table-cell table:number-columns-repeated="3" table:style-name="ce4"/>
          <table:table-cell table:number-columns-repeated="16373"/>
        </table:table-row>
        <table:table-row table:style-name="ro2">
          <table:table-cell/>
          <table:table-cell office:value-type="float" office:value="1" table:formula="msoxl:=COUNTIF(B$4:B$204,B208)" table:style-name="ce5">
            <text:p>1</text:p>
          </table:table-cell>
          <table:table-cell office:value-type="float" office:value="6" table:formula="msoxl:=COUNTIF(C$4:C$204,C208)" table:style-name="ce5">
            <text:p>6</text:p>
          </table:table-cell>
          <table:table-cell table:number-columns-repeated="2" table:style-name="ce3"/>
          <table:table-cell table:style-name="ce2"/>
          <table:table-cell office:value-type="float" office:value="1" table:formula="msoxl:=COUNTIF(G$4:G$204,G208)" table:style-name="ce2">
            <text:p>1</text:p>
          </table:table-cell>
          <table:table-cell table:number-columns-repeated="16377"/>
        </table:table-row>
        <table:table-row table:style-name="ro2">
          <table:table-cell/>
          <table:table-cell table:style-name="ce5"/>
          <table:table-cell office:value-type="string" table:style-name="ce5">
            <text:p>Minor</text:p>
          </table:table-cell>
          <table:table-cell table:number-columns-repeated="2" table:style-name="ce3"/>
          <table:table-cell table:style-name="ce2"/>
          <table:table-cell office:value-type="string" table:style-name="ce2">
            <text:p>Done</text:p>
          </table:table-cell>
          <table:table-cell table:number-columns-repeated="16377"/>
        </table:table-row>
        <table:table-row table:style-name="ro2">
          <table:table-cell/>
          <table:table-cell table:style-name="ce5"/>
          <table:table-cell office:value-type="float" office:value="3" table:formula="msoxl:=COUNTIF(C$4:C$204,C210)" table:style-name="ce5">
            <text:p>3</text:p>
          </table:table-cell>
          <table:table-cell table:number-columns-repeated="2" table:style-name="ce3"/>
          <table:table-cell table:style-name="ce2"/>
          <table:table-cell office:value-type="float" office:value="0" table:formula="msoxl:=COUNTIF(G$4:G$204,G210)" table:style-name="ce2">
            <text:p>0</text:p>
          </table:table-cell>
          <table:table-cell table:number-columns-repeated="16377"/>
        </table:table-row>
        <table:table-row table:style-name="ro2">
          <table:table-cell/>
          <table:table-cell table:style-name="ce5"/>
          <table:table-cell office:value-type="string" table:style-name="ce5">
            <text:p>Trivial</text:p>
          </table:table-cell>
          <table:table-cell table:number-columns-repeated="2" table:style-name="ce3"/>
          <table:table-cell table:style-name="ce2"/>
          <table:table-cell office:value-type="string" table:style-name="ce2">
            <text:p>Rejected</text:p>
          </table:table-cell>
          <table:table-cell table:number-columns-repeated="16377"/>
        </table:table-row>
        <table:table-row table:style-name="ro2">
          <table:table-cell/>
          <table:table-cell table:style-name="ce5"/>
          <table:table-cell office:value-type="float" office:value="1" table:formula="msoxl:=COUNTIF(C$4:C$204,C212)" table:style-name="ce5">
            <text:p>1</text:p>
          </table:table-cell>
          <table:table-cell table:number-columns-repeated="2" table:style-name="ce3"/>
          <table:table-cell table:style-name="ce2"/>
          <table:table-cell office:value-type="float" office:value="1" table:formula="msoxl:=COUNTIF(G$4:G$204,G212)" table:style-name="ce2">
            <text:p>1</text:p>
          </table:table-cell>
          <table:table-cell table:number-columns-repeated="16377"/>
        </table:table-row>
        <table:table-row table:number-rows-repeated="1048363" table:style-name="ro2">
          <table:table-cell table:number-columns-repeated="16384"/>
        </table:table-row>
      </table:table>
      <table:table table:name="Resources" table:style-name="ta2">
        <table:table-column table:style-name="co8" table:number-columns-repeated="16384" table:default-cell-style-name="ce1"/>
        <table:table-row table:style-name="ro2">
          <table:table-cell office:value-type="string" table:style-name="ce1">
            <text:p>Type</text:p>
          </table:table-cell>
          <table:table-cell office:value-type="string" table:style-name="ce1">
            <text:p>Priority</text:p>
          </table:table-cell>
          <table:table-cell office:value-type="string" table:style-name="ce1">
            <text:p>Milestone</text:p>
          </table:table-cell>
          <table:table-cell office:value-type="string" table:style-name="ce1">
            <text:p>Status</text:p>
          </table:table-cell>
          <table:table-cell table:number-columns-repeated="16380"/>
        </table:table-row>
        <table:table-row table:style-name="ro2">
          <table:table-cell office:value-type="string" table:style-name="ce27">
            <text:p>Enhancement</text:p>
          </table:table-cell>
          <table:table-cell office:value-type="string" table:style-name="ce27">
            <text:p>Trivial</text:p>
          </table:table-cell>
          <table:table-cell office:value-type="string" table:style-name="ce25">
            <text:p>0.1</text:p>
          </table:table-cell>
          <table:table-cell office:value-type="string" table:style-name="ce28">
            <text:p>Open</text:p>
          </table:table-cell>
          <table:table-cell table:number-columns-repeated="16380"/>
        </table:table-row>
        <table:table-row table:style-name="ro2">
          <table:table-cell office:value-type="string" table:style-name="ce29">
            <text:p>Defect</text:p>
          </table:table-cell>
          <table:table-cell office:value-type="string" table:style-name="ce29">
            <text:p>Minor</text:p>
          </table:table-cell>
          <table:table-cell office:value-type="string" table:style-name="ce30">
            <text:p>0.2</text:p>
          </table:table-cell>
          <table:table-cell office:value-type="string" table:style-name="ce31">
            <text:p>WIP</text:p>
          </table:table-cell>
          <table:table-cell table:number-columns-repeated="16380"/>
        </table:table-row>
        <table:table-row table:style-name="ro2">
          <table:table-cell table:style-name="ce32"/>
          <table:table-cell office:value-type="string" table:style-name="ce29">
            <text:p>Major</text:p>
          </table:table-cell>
          <table:table-cell office:value-type="string" table:style-name="ce30">
            <text:p>0.3</text:p>
          </table:table-cell>
          <table:table-cell office:value-type="string" table:style-name="ce31">
            <text:p>Done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29">
            <text:p>Blocking</text:p>
          </table:table-cell>
          <table:table-cell office:value-type="string" table:style-name="ce30">
            <text:p>0.4</text:p>
          </table:table-cell>
          <table:table-cell office:value-type="string" table:style-name="ce31">
            <text:p>Rejected</text:p>
          </table:table-cell>
          <table:table-cell table:number-columns-repeated="16380"/>
        </table:table-row>
        <table:table-row table:style-name="ro2">
          <table:table-cell table:style-name="ce1"/>
          <table:table-cell table:style-name="ce32"/>
          <table:table-cell office:value-type="string" table:style-name="ce30">
            <text:p>0.5</text:p>
          </table:table-cell>
          <table:table-cell table:style-name="ce33"/>
          <table:table-cell table:number-columns-repeated="16380"/>
        </table:table-row>
        <table:table-row table:style-name="ro2">
          <table:table-cell table:number-columns-repeated="2" table:style-name="ce1"/>
          <table:table-cell office:value-type="string" table:style-name="ce30">
            <text:p>0.6</text:p>
          </table:table-cell>
          <table:table-cell table:number-columns-repeated="16381" table:style-name="ce1"/>
        </table:table-row>
        <table:table-row table:style-name="ro2">
          <table:table-cell table:number-columns-repeated="2" table:style-name="ce1"/>
          <table:table-cell office:value-type="string" table:style-name="ce30">
            <text:p>1.0</text:p>
          </table:table-cell>
          <table:table-cell table:number-columns-repeated="16381" table:style-name="ce1"/>
        </table:table-row>
        <table:table-row table:style-name="ro2">
          <table:table-cell table:number-columns-repeated="2" table:style-name="ce1"/>
          <table:table-cell table:style-name="ce33"/>
          <table:table-cell table:number-columns-repeated="16381" table:style-name="ce1"/>
        </table:table-row>
        <table:table-row table:number-rows-repeated="1048567" table:style-name="ro2">
          <table:table-cell table:number-columns-repeated="16384"/>
        </table:table-row>
      </table:table>
      <table:named-expressions>
        <table:named-range table:name="milestone" table:cell-range-address="Resources.$C$2:Resources.$C$9" table:base-cell-address="Resources.$A$1"/>
        <table:named-range table:name="priority" table:cell-range-address="Resources.$B$2:Resources.$B$6" table:base-cell-address="Resources.$A$1"/>
        <table:named-range table:name="status" table:cell-range-address="Resources.$D$2:Resources.$D$6" table:base-cell-address="Resources.$A$1"/>
        <table:named-range table:name="type" table:cell-range-address="Resources.$A$2:Resources.$A$4" table:base-cell-address="Resourc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D8D8D8"/>
    </style:style>
    <style:style style:name="cf2" style:family="table-cell" style:data-style-name="N0">
      <style:table-cell-properties fo:background-color="#FF0000"/>
      <style:text-properties fo:color="#FFFFFF"/>
    </style:style>
    <style:style style:name="cf3" style:family="table-cell" style:data-style-name="N0">
      <style:table-cell-properties fo:background-color="#FFC000"/>
      <style:text-properties fo:color="#FFFFFF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Install</meta:initial-creator>
    <dc:creator>Joël BOURGAULT</dc:creator>
    <meta:creation-date>2009-06-13T13:18:41Z</meta:creation-date>
    <dc:date>2012-04-11T09:51:01Z</dc:date>
    <meta:editing-duration>PT0S</meta:editing-duration>
  </office:meta>
</office:document-meta>
</file>